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280d4" officeooo:paragraph-rsid="001280d4"/>
    </style:style>
    <style:style style:name="P2" style:family="paragraph" style:parent-style-name="Standard">
      <style:text-properties officeooo:rsid="001461c0" officeooo:paragraph-rsid="001461c0"/>
    </style:style>
    <style:style style:name="P3" style:family="paragraph" style:parent-style-name="Standard">
      <style:text-properties officeooo:rsid="00152014" officeooo:paragraph-rsid="00152014"/>
    </style:style>
    <style:style style:name="P4" style:family="paragraph" style:parent-style-name="Standard">
      <style:text-properties officeooo:rsid="00155056" officeooo:paragraph-rsid="001550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ESTION 1</text:p>
      <text:p text:style-name="P1"/>
      <text:p text:style-name="P1">Enter question number : 1</text:p>
      <text:p text:style-name="P1">52kqp9yw <text:s/>: 0.023974148508049326 <text:s/></text:p>
      <text:p text:style-name="P1">0xhho1sh <text:s/>: 0.02293894269438627 <text:s/></text:p>
      <text:p text:style-name="P1">1mjaycee <text:s/>: 0.022448367450978345 <text:s/></text:p>
      <text:p text:style-name="P1">1qkwsh6a <text:s/>: 0.021740492161381922 <text:s/></text:p>
      <text:p text:style-name="P1">2inlyd0t <text:s/>: 0.021273830683079597 <text:s/></text:p>
      <text:p text:style-name="P1">89fol3pq <text:s/>: 0.021248667328740246 <text:s/></text:p>
      <text:p text:style-name="P1">zknmfgsh <text:s/>: 0.02123149942756502 <text:s/></text:p>
      <text:p text:style-name="P1">7v5aln90 <text:s/>: 0.020899239075815788 <text:s/></text:p>
      <text:p text:style-name="P1">2ftw85xw <text:s/>: 0.020435743455368367 <text:s/></text:p>
      <text:p text:style-name="P1">juz9jnfk <text:s/>: 0.019696240643639305 <text:s/></text:p>
      <text:p text:style-name="P1">43 <text:s/>: 0.01547916013138991 <text:s/></text:p>
      <text:p text:style-name="P1">21 <text:s/>: 0.014879331495991166 <text:s/></text:p>
      <text:p text:style-name="P1">50 <text:s/>: 0.014879331495991166 <text:s/></text:p>
      <text:p text:style-name="P1">28 <text:s/>: 0.014807243149155377 <text:s/></text:p>
      <text:p text:style-name="P1">41 <text:s/>: 0.014518841952324262 <text:s/></text:p>
      <text:p text:style-name="P1">23 <text:s/>: 0.014374268378834229 <text:s/></text:p>
      <text:p text:style-name="P1">76 <text:s/>: 0.014317634161749157 <text:s/></text:p>
      <text:p text:style-name="P1">42 <text:s/>: 0.014183537101393914 <text:s/></text:p>
      <text:p text:style-name="P1">6 <text:s/>: 0.013862510754631015 <text:s/></text:p>
      <text:p text:style-name="P1">69 <text:s/>: 0.013703314834920054 <text:s/></text:p>
      <text:p text:style-name="P1">64 <text:s/>: 0.01367599797812439 <text:s/></text:p>
      <text:p text:style-name="P1">51 <text:s/>: 0.013599627224994852 <text:s/></text:p>
      <text:p text:style-name="P1">18 <text:s/>: 0.013575371448684977 <text:s/></text:p>
      <text:p text:style-name="P1">55 <text:s/>: 0.013546775867442181 <text:s/></text:p>
      <text:p text:style-name="P1">45 <text:s/>: 0.01352551527605878 <text:s/></text:p>
      <text:p text:style-name="P1">77 <text:s/>: 0.01347448222164286 <text:s/></text:p>
      <text:p text:style-name="P1">63 <text:s/>: 0.013340269486324163 <text:s/></text:p>
      <text:p text:style-name="P1">39 <text:s/>: 0.013290011875634779 <text:s/></text:p>
      <text:p text:style-name="P1">46 <text:s/>: 0.013077024222652002 <text:s/></text:p>
      <text:p text:style-name="P1">10 <text:s/>: 0.013069067403477595 <text:s/></text:p>
      <text:p text:style-name="P1">['Large surveillance of coronaviruses in pangolins could improve our understanding of the spectrum of coronaviruses in pangolins.', 'The outcome of SARS-CoV-2 infection is largely determined by virus-host interaction.', 'Currently, controlling infection to prevent the spread of SARS-CoV-2 is the primary intervention being used.', 'In the current review, we summarize and comparatively analyze the emergence and pathogenicity of COVID-19 infection and previous human coronaviruses severe acute respiratory syndrome coronavirus (SARS-CoV) and middle east respiratory syndrome coronavirus (MERS-CoV).', 'The molecular and phylogenetic analyses showed that pangolin Coronaviruses (pangolin-CoV) are genetically related to both the 2019-nCoV and bat Coronaviruses but do not support the 2019-nCoV arose directly from the pangolin-CoV.', 'The coronavirus disease 19 (COVID-19) is a highly transmittable and pathogenic viral infection caused by severe acute respiratory syndrome coronavirus 2 (SARS-CoV-2), which emerged in Wuhan, China and spread around the world.', 'Results The genome of 2019-nCoV partially resembled SARS-CoV and MERS-CoV, and indicating a bat origin.', 'Our study also suggested that pangolin be natural host of Betacoronavirus, with a potential to infect humans.', 'In 2012, a novel human coronavirus, now called Middle East respiratory syndrome coronavirus (MERS-CoV), has emerged in the Middle East to cause fatal human infections in three continents.', 'A novel coronavirus, severe acute respiratory syndrome coronavirus 2 (SARS-CoV-2), emerged in Wuhan, Hubei Province in China in December 2019 and caused a serious type of pneumonia called coronavirus disease 2019 or COVID-19.', 'COVID-19 has become a global pandemic caused by a novel coronavirus SARS-<text:soft-page-break/>CoV-2.', 'Here, we review the discovery, zoonotic origin, animal hosts, transmissibility and pathogenicity of SARS-CoV-2 in relation to its interplay with host antiviral defense.', 'Among patients with pneumonia caused by SARS-CoV-2 (novel coronavirus pneumonia or Wuhan pneumonia), fever was the most common symptom, followed by cough.', 'Abstract To investigate the evolutionary history of the recent outbreak of SARS-CoV-2 in China, a total of 70 genomes of virus strains from China and elsewhere with sampling dates between 24 December 2019 and 3 February 2020 were analyzed.', 'World Health Organization has declared the ongoing outbreak of coronavirus disease 2019 (COVID-19) a Public Health Emergency of International Concern.', 'The COVID-19 generally had a high reproductive number, a long incubation period, a short serial interval and a low case fatality rate (much higher in patients with comorbidities) than SARS and MERS.', 'Therefore, we concluded that the human SARS-CoV-2 virus, which is responsible for the recent outbreak of COVID-19, did not come directly from pangolins.', 'AbstractThe outbreak of 2019-nCoV pneumonia (COVID-19) in the city of Wuhan, China has resulted in more than 70,000 laboratory confirmed cases, and recent studies showed that 2019-nCoV (SARS-CoV-2) could be of bat origin but involve other potential intermediate hosts.', 'The virus was named severe acute respiratory syndrome coronavirus 2 (SARS-CoV-2) by the International Committee on Taxonomy of Viruses.', 'A multifaceted approach is necessary to control this evolving MERS-CoV outbreak.']</text:p>
      <text:p text:style-name="P1"/>
      <text:p text:style-name="P1">QUESTION 2</text:p>
      <text:p text:style-name="P1"/>
      <text:p text:style-name="P1">Enter question number : 2</text:p>
      <text:p text:style-name="P1">u19e9j2w <text:s/>: 0.0430752356651443 <text:s/></text:p>
      <text:p text:style-name="P1">vc2eheb6 <text:s/>: 0.04292198720520019 <text:s/></text:p>
      <text:p text:style-name="P1">pm6ta0qy <text:s/>: 0.04180992678403326 <text:s/></text:p>
      <text:p text:style-name="P1">f53i4n02 <text:s/>: 0.04114748319834217 <text:s/></text:p>
      <text:p text:style-name="P1">zvngy7zz <text:s/>: 0.04077606496612713 <text:s/></text:p>
      <text:p text:style-name="P1">og0zw56h <text:s/>: 0.04076655097160857 <text:s/></text:p>
      <text:p text:style-name="P1">xcacty89 <text:s/>: 0.040545353035069336 <text:s/></text:p>
      <text:p text:style-name="P1">6anr4xdw <text:s/>: 0.04043838850974878 <text:s/></text:p>
      <text:p text:style-name="P1">fcaeoyxd <text:s/>: 0.04030888970184208 <text:s/></text:p>
      <text:p text:style-name="P1">r141na6j <text:s/>: 0.04023988108093538 <text:s/></text:p>
      <text:p text:style-name="P1">22 <text:s/>: 0.013666383535242233 <text:s/></text:p>
      <text:p text:style-name="P1">49 <text:s/>: 0.013646679793645191 <text:s/></text:p>
      <text:p text:style-name="P1">28 <text:s/>: 0.013422110359292387 <text:s/></text:p>
      <text:p text:style-name="P1">46 <text:s/>: 0.013396523179942244 <text:s/></text:p>
      <text:p text:style-name="P1">81 <text:s/>: 0.013385017474454216 <text:s/></text:p>
      <text:p text:style-name="P1">9 <text:s/>: 0.013092943945438456 <text:s/></text:p>
      <text:p text:style-name="P1">14 <text:s/>: 0.0129569396179636 <text:s/></text:p>
      <text:p text:style-name="P1">75 <text:s/>: 0.012941934910029122 <text:s/></text:p>
      <text:p text:style-name="P1">57 <text:s/>: 0.012929403321318813 <text:s/></text:p>
      <text:p text:style-name="P1">69 <text:s/>: 0.01290009589136303 <text:s/></text:p>
      <text:p text:style-name="P1">48 <text:s/>: 0.012866140497738593 <text:s/></text:p>
      <text:p text:style-name="P1">66 <text:s/>: 0.01285743364297396 <text:s/></text:p>
      <text:p text:style-name="P1">42 <text:s/>: 0.012765424457657519 <text:s/></text:p>
      <text:p text:style-name="P1">18 <text:s/>: 0.012613672445104526 <text:s/></text:p>
      <text:p text:style-name="P1">64 <text:s/>: 0.012579625864446473 <text:s/></text:p>
      <text:p text:style-name="P1">20 <text:s/>: 0.012435324736626131 <text:s/></text:p>
      <text:p text:style-name="P1">71 <text:s/>: 0.012421864651750535 <text:s/></text:p>
      <text:p text:style-name="P1">26 <text:s/>: 0.012393793464283832 <text:s/></text:p>
      <text:p text:style-name="P1">55 <text:s/>: 0.01236571207522291 <text:s/></text:p>
      <text:p text:style-name="P1">73 <text:s/>: 0.012291607823543197 <text:s/></text:p>
      <text:p text:style-name="P1"><text:soft-page-break/>['OBJECTIVE To investigate the impact of temperature and absolute humidity on the coronavirus disease 2019 (COVID-19) outbreak.', 'The components of weather include minimum temperature (Ã‚Â°C), maximum temperature (Ã‚Â°C), temperature average (Ã‚Â°C), humidity (%), and amount of rainfall (mm).', 'COVID-19 incidence changed with temperature as daily incidence decreased when the temperature rose.', 'Here, we examine province-level variability of the basic reproductive numbers of COVID-19 across China and find that changes in weather alone (i.e., increase of temperature and humidity as spring and summer months arrive in the North Hemisphere) will not necessarily lead to declines in COVID-19 case counts without the implementation of extensive public health interventions.', 'Results: The overall COVID-19 incidence rate in cells with confirmed cases was 0.12 per 1,000.', 'Conclusions Our results indicate that mean temperature has a positive linear relationship with the number of COVID-19 cases with a threshold of 3 Ã‚Â°C.', 'This paper provides the first plausibly causal estimates of the relationship between COVID-19 transmission and local temperature using a global sample comprising of 166,686 confirmed new COVID-19 cases from 134 countries from January 22, 2020 to March 15, 2020.', 'Background: The outbreak of COVID-19 in China in early 2020 provides a rich data source for exploring the ecological determinants of this new infection, which may be of relevance elsewhere.', 'This study shows that COVID-19 spread and fatality tend to be high across the world but compared to tropical countries, it is going to be incredibly high in the temperate countries having lower temperature (7-16Ã‚Â°C) and humidity (80-90%) in last March.', 'In summary, this study suggests the temperature variation and humidity may also be important factors affecting the COVID-19 mortality.', 'This study employed a secondary data analysis of surveillance data of covid-19 from the Ministry of Health of the Republic of Indonesia and weather from the Meteorological Department of the Republic of Indonesia.', 'A positive association with COVID-19 daily death counts was observed for diurnal temperature range (r = 0.44), but negative association for relative humidity (r = Ã¢Ë†â€™0.32).', 'Conclusion In summary, this study suggests the temperature variation and humidity may be important factors affecting the COVID-19 mortality.', 'Using constructions of expected seasonal temperatures, we project that changing temperatures between March 2020 and July 2020 will cause COVID-19 transmission to fall by 43% on average for Northern Hemisphere countries and to rise by 71% on average for Southern Hemisphere countries.', 'Generalized additive model was applied to explore the effect of temperature, humidity and diurnal temperature range on the daily death counts of COVID-19.', 'These findings suggest that Southern Hemisphere countries should expect greater transmission in the coming months.', 'We assessed the effects of temperature and humidity on the global patterns of COVID-19 early outbreak dynamics during January-March 2020.', 'RESULTS The number of new confirm COVID-19 cases in mainland China peaked on Feb 1, 2020.', 'However, Malaysia and Singapore and the neighboring tropical countries of China got relatively low spread and fatality that created a research interest on whether there are potential impacts of weather condition on COVID-19 spread.', 'Growth rates peaked in temperate regions of the Northern Hemisphere with mean temperature of ~5 degrees, and humidity of approx 0.6-1 kPa during the outbreak month, while they decreased in warmer and colder regions.']</text:p>
      <text:p text:style-name="P1"/>
      <text:p text:style-name="P1">QUESTION 3</text:p>
      <text:p text:style-name="P1"/>
      <text:p text:style-name="P1">Enter question number : 3</text:p>
      <text:p text:style-name="P1">651uz4ev <text:s/>: 0.05182633379289063 <text:s/></text:p>
      <text:p text:style-name="P1">itu39mln <text:s/>: 0.05104490614966656 <text:s/></text:p>
      <text:p text:style-name="P1">ukz73rp2 <text:s/>: 0.04817341805167702 <text:s/></text:p>
      <text:p text:style-name="P1">w9rqnz9h <text:s/>: 0.04678291617774317 <text:s/></text:p>
      <text:p text:style-name="P1">h1xzj01e <text:s/>: 0.04619079538881073 <text:s/></text:p>
      <text:p text:style-name="P1">n10abfvd <text:s/>: 0.04555951967205684 <text:s/></text:p>
      <text:p text:style-name="P1">dptgg05n <text:s/>: 0.04530214562098604 <text:s/></text:p>
      <text:p text:style-name="P1">zimj5bh1 <text:s/>: 0.04433992761847543 <text:s/></text:p>
      <text:p text:style-name="P1"><text:soft-page-break/>f4hj35dr <text:s/>: 0.04284944189396405 <text:s/></text:p>
      <text:p text:style-name="P1">dsmne0xd <text:s/>: 0.04233670618216802 <text:s/></text:p>
      <text:p text:style-name="P1">39 <text:s/>: 0.016095743084305943 <text:s/></text:p>
      <text:p text:style-name="P1">68 <text:s/>: 0.015483018143824263 <text:s/></text:p>
      <text:p text:style-name="P1">9 <text:s/>: 0.014981733979404313 <text:s/></text:p>
      <text:p text:style-name="P1">36 <text:s/>: 0.014897735166899944 <text:s/></text:p>
      <text:p text:style-name="P1">45 <text:s/>: 0.014767581016980507 <text:s/></text:p>
      <text:p text:style-name="P1">1 <text:s/>: 0.014601631702751252 <text:s/></text:p>
      <text:p text:style-name="P1">54 <text:s/>: 0.014305089609418497 <text:s/></text:p>
      <text:p text:style-name="P1">78 <text:s/>: 0.014241444168069172 <text:s/></text:p>
      <text:p text:style-name="P1">0 <text:s/>: 0.014093565042052966 <text:s/></text:p>
      <text:p text:style-name="P1">40 <text:s/>: 0.013957636751384827 <text:s/></text:p>
      <text:p text:style-name="P1">62 <text:s/>: 0.01383353864277569 <text:s/></text:p>
      <text:p text:style-name="P1">12 <text:s/>: 0.013576235381244074 <text:s/></text:p>
      <text:p text:style-name="P1">79 <text:s/>: 0.013554166507977215 <text:s/></text:p>
      <text:p text:style-name="P1">23 <text:s/>: 0.013216484762510675 <text:s/></text:p>
      <text:p text:style-name="P1">22 <text:s/>: 0.013022779710624937 <text:s/></text:p>
      <text:p text:style-name="P1">77 <text:s/>: 0.013019106839042826 <text:s/></text:p>
      <text:p text:style-name="P1">19 <text:s/>: 0.01291579580680146 <text:s/></text:p>
      <text:p text:style-name="P1">8 <text:s/>: 0.012890110344743334 <text:s/></text:p>
      <text:p text:style-name="P1">33 <text:s/>: 0.01287482592698225 <text:s/></text:p>
      <text:p text:style-name="P1">20 <text:s/>: 0.012821425000557525 <text:s/></text:p>
      <text:p text:style-name="P1">['It could induce strong humoral and cellular immune responses and high titers of neutralizing antibodies in the vaccinated mice.', 'There is an urgent need to project how transmission of the novel betacoronavirus SARS-CoV-2 will unfold in coming years.', 'Four of five vaccinated mice were protected from subsequent SARS-CoV challenge because no significant virus replication, and no obvious histopathological changes were found in the lung tissues of the vaccinated mice challenged with SARS-CoV.', 'The spike (S) protein, especially receptor-binding domain (RBD) of SARS-CoV, plays important roles in the prevention of SARS infection, and is thus an important component in SARS vaccine development.', 'Here, we calibrate a susceptible-infected-recovered (SIR) model to data on cumulative reported SARS-CoV-2 associated deaths from the United Kingdom (UK) and Italy under the assumption that such deaths are well reported events that occur only in a vulnerable fraction of the population.', 'Our previous studies have shown that the receptor-binding domain (RBD) of SARS-CoV spike (S) protein elicits highly potent neutralizing antibody responses in the immunized animals.', 'The WHO has declared SARS-CoV-2 outbreak a public health emergency of international concern.', 'Therefore, the systematic analysis of innate and adaptive immune responses to SARS CoV is imperative in building as complete an immunological model as possible of host immunity and inflammatory responses during illness.', 'Abstract Development of effective vaccines against severe acute respiratory syndrome (SARS) coronavirus (SARS-CoV) is still a priority in prevention of re-emergence of SARS.', 'RBD219-CHO protein elicited potent protective immunity that protected all vaccinated mice from SARS-CoV challenge.', 'Abstract The nucleocapsid (N) protein is a structural component of severe acute respiratory syndrome (SARS) coronavirus (SARS-CoV) and can induce antibody responses in SARS patients during infection.', 'In conclusion, our findings suggest that RBD, which can induce protective antibodies to SARS-CoV, may be further developed as a safe and effective SARS subunit vaccine.', 'Here we review recent advances in SARS immunopathogenesis research and present a summary of our findings regarding host responses in SARS patients.', 'One major immunological question is concerning the antigenic differences between SARS-CoV-2 and SARS-CoV.', 'There is currently a lack of knowledge in the antibody response elicited from SARS-CoV-2 infection.', 'The variable clinical course of SARS may be the result of complex programs of host responses against the infectious agent.', 'In summary, our study has, for the first time, characterized the temporal and dynamic changes of humoral and CTL responses in the natural history of SARS-recovered <text:soft-page-break/>individuals, and strongly supports the notion that high and sustainable levels of immune responses correlate strongly with the disease outcome.', 'Our results showed that RBD-Fc vaccination induced high titer of S-specific antibodies with long-term and potent SARS-CoV neutralizing activity.', 'We also demonstrated, by passive antibody transfer, that the antibody response induced by the vaccine was sufficient for controlling SARS-CoV infection.', 'Our findings have direct implications for future design and development of effective therapeutic agents and vaccines against SARS-CoV infection.']</text:p>
      <text:p text:style-name="P1"/>
      <text:p text:style-name="P1">QUESTION 4</text:p>
      <text:p text:style-name="P1"/>
      <text:p text:style-name="P1">Enter question number : 4</text:p>
      <text:p text:style-name="P1">qg2o0ug4 <text:s/>: 0.043843880075964 <text:s/></text:p>
      <text:p text:style-name="P1">ky33ju30 <text:s/>: 0.04206630221987957 <text:s/></text:p>
      <text:p text:style-name="P1">8q1veo3q <text:s/>: 0.04125151735751313 <text:s/></text:p>
      <text:p text:style-name="P1">2ioap802 <text:s/>: 0.04000819052814044 <text:s/></text:p>
      <text:p text:style-name="P1">9hh17k86 <text:s/>: 0.039627994389693624 <text:s/></text:p>
      <text:p text:style-name="P1">qvhwypjt <text:s/>: 0.03948634926663526 <text:s/></text:p>
      <text:p text:style-name="P1">fcmzdcuh <text:s/>: 0.03889630850274213 <text:s/></text:p>
      <text:p text:style-name="P1">nrdiqees <text:s/>: 0.03877449727020823 <text:s/></text:p>
      <text:p text:style-name="P1">vg1vvm6f <text:s/>: 0.03848826541171011 <text:s/></text:p>
      <text:p text:style-name="P1">b4ay5vyp <text:s/>: 0.03815876996324778 <text:s/></text:p>
      <text:p text:style-name="P1">49 <text:s/>: 0.010042262520611644 <text:s/></text:p>
      <text:p text:style-name="P1">89 <text:s/>: 0.009207513628934402 <text:s/></text:p>
      <text:p text:style-name="P1">13 <text:s/>: 0.0092075136289344 <text:s/></text:p>
      <text:p text:style-name="P1">3 <text:s/>: 0.0087876986719363 <text:s/></text:p>
      <text:p text:style-name="P1">94 <text:s/>: 0.008440228155720642 <text:s/></text:p>
      <text:p text:style-name="P1">85 <text:s/>: 0.008328438663734252 <text:s/></text:p>
      <text:p text:style-name="P1">51 <text:s/>: 0.008247106199985551 <text:s/></text:p>
      <text:p text:style-name="P1">110 <text:s/>: 0.00808498714696724 <text:s/></text:p>
      <text:p text:style-name="P1">11 <text:s/>: 0.008073228867454894 <text:s/></text:p>
      <text:p text:style-name="P1">96 <text:s/>: 0.007903877470812143 <text:s/></text:p>
      <text:p text:style-name="P1">55 <text:s/>: 0.007893856324227719 <text:s/></text:p>
      <text:p text:style-name="P1">27 <text:s/>: 0.007869468624639185 <text:s/></text:p>
      <text:p text:style-name="P1">80 <text:s/>: 0.007857429444336601 <text:s/></text:p>
      <text:p text:style-name="P1">39 <text:s/>: 0.007817555976252031 <text:s/></text:p>
      <text:p text:style-name="P1">86 <text:s/>: 0.007815390844058287 <text:s/></text:p>
      <text:p text:style-name="P1">141 <text:s/>: 0.00777786938734875 <text:s/></text:p>
      <text:p text:style-name="P1">99 <text:s/>: 0.007659859806622777 <text:s/></text:p>
      <text:p text:style-name="P1">123 <text:s/>: 0.007635552693413771 <text:s/></text:p>
      <text:p text:style-name="P1">68 <text:s/>: 0.007590781991099527 <text:s/></text:p>
      <text:p text:style-name="P1">33 <text:s/>: 0.00758705445217362 <text:s/></text:p>
      <text:p text:style-name="P1">['Results The median age of COVID-19 patients was higher than that of H1N1 patients, and there was a higher proportion of males among COVID-19 patients (p&lt;0.05).', 'were the most important risk factors for death of COVID-19 pneumonia.', 'were the most important risk factors for death of COVID-19 pneumonia.', 'This study aims to summarize the clinical characteristics of death cases with COVID-19 and to identify critically ill patients of COVID-19 early and reduce their mortality.', 'Conclusions The clinical characteristics of 25 death cases with COVID-19 we summarized, which would be helpful to identify critically ill patients of COVID-19 early and reduce their mortality.', 'Abstract Objectives This study aims to summarize the clinical characteristics of death cases with COVID-19 and to identify critically ill patients of COVID-19 early and reduce their mortality.', 'H1N1 patients had higher sequential organ failure assessment (SOFA) scores than COVID-19 patients (p&lt;0.05).', 'Background: China has experienced an <text:soft-page-break/>outbreak of a novel human coronavirus, severe acute respiratory syndrome coronavirus 2 (SARS-CoV-2) since December 2019, and it was announced a worldwide pandemic in March 2020.', 'The levels of the last test of neutrophils (15/16, 93.8%), PCT (11/11, 100%), CRP (11/13, 84.6%), cTnI (8/9, 88.9%), D-Dimer (11/12, 91.6%) and LDH (9/9, 100%) were increased as compared to the first test, while the levels of lymphocytes were decreased (14/16, 87.5%).', 'We reported the clinical characteristics of 82 death cases with COVID-19 in a single center.', 'The in-hospital mortality of COVID-19 patients was 28.8%, while that of H1N1 patients was 34.7% (p=0.483).', 'However, clinical significance of lymphocyte reduction in COVID-19 patients remains unclear.', 'The median survival time of these non-survivors from onset to death was about 2 weeks.', 'Among 84 COVID-19 patients with lymphocyte reduction, 32.1% died.', 'Methods The clinical records, laboratory findings and radiological assessments included chest X-ray or computed tomography were extracted from electronic medical records of 25 died patients with COVID-19 in Renmin Hospital of Wuhan University from Jan 14 to Feb 13, 2020.', 'By multivariate logistic regression, male, older age and comorbidity with diabetes were three important independent risk factors predicting AKI among COVID-19 patients.', 'Most of the death cases were male (65.9%).', 'Objectives: We aimed to clarify the clinical characteristics of died patients with COVID-19 and tracked the causes of the rapid disease progression and death.', '25(69.44%) patients were males, and 11 (30.56%) female.', 'Results: On admission, 84 (43.8%) patients suffered from lymphocyte reduction among COVID-19 patients.']</text:p>
      <text:p text:style-name="P1"/>
      <text:p text:style-name="P1">QUESTION 5</text:p>
      <text:p text:style-name="P1"/>
      <text:p text:style-name="P1">Enter question number : 5</text:p>
      <text:p text:style-name="P1">eyh65q6a <text:s/>: 0.013414705393429108 <text:s/></text:p>
      <text:p text:style-name="P1">qdt90c22 <text:s/>: 0.013099558387171585 <text:s/></text:p>
      <text:p text:style-name="P1">m0hivi0u <text:s/>: 0.01293927927690266 <text:s/></text:p>
      <text:p text:style-name="P1">frmgl65z <text:s/>: 0.01293410458878945 <text:s/></text:p>
      <text:p text:style-name="P1">1wae0134 <text:s/>: 0.012748539147909278 <text:s/></text:p>
      <text:p text:style-name="P1">9ujofcsm <text:s/>: 0.012683755645561514 <text:s/></text:p>
      <text:p text:style-name="P1">ue7v0yab <text:s/>: 0.012553842580076833 <text:s/></text:p>
      <text:p text:style-name="P1">dqour5jr <text:s/>: 0.012186767461891778 <text:s/></text:p>
      <text:p text:style-name="P1">da61tfr9 <text:s/>: 0.01213562634524031 <text:s/></text:p>
      <text:p text:style-name="P1">b31ctbat <text:s/>: 0.012064743433102506 <text:s/></text:p>
      <text:p text:style-name="P1">53 <text:s/>: 0.015914934069306712 <text:s/></text:p>
      <text:p text:style-name="P1">57 <text:s/>: 0.01588603811494532 <text:s/></text:p>
      <text:p text:style-name="P1">17 <text:s/>: 0.015848143611844306 <text:s/></text:p>
      <text:p text:style-name="P1">66 <text:s/>: 0.015736470254690865 <text:s/></text:p>
      <text:p text:style-name="P1">16 <text:s/>: 0.015490455807661622 <text:s/></text:p>
      <text:p text:style-name="P1">6 <text:s/>: 0.015263391759832597 <text:s/></text:p>
      <text:p text:style-name="P1">30 <text:s/>: 0.015079744336871525 <text:s/></text:p>
      <text:p text:style-name="P1">24 <text:s/>: 0.014932769316369993 <text:s/></text:p>
      <text:p text:style-name="P1">42 <text:s/>: 0.014724258627428835 <text:s/></text:p>
      <text:p text:style-name="P1">32 <text:s/>: 0.014582386764796987 <text:s/></text:p>
      <text:p text:style-name="P1">12 <text:s/>: 0.014539283040447635 <text:s/></text:p>
      <text:p text:style-name="P1">27 <text:s/>: 0.014343107718749089 <text:s/></text:p>
      <text:p text:style-name="P1">28 <text:s/>: 0.014338974045359231 <text:s/></text:p>
      <text:p text:style-name="P1">49 <text:s/>: 0.014314636768290284 <text:s/></text:p>
      <text:p text:style-name="P1">75 <text:s/>: 0.014285869720442636 <text:s/></text:p>
      <text:p text:style-name="P1">48 <text:s/>: 0.014267900296207602 <text:s/></text:p>
      <text:p text:style-name="P1">41 <text:s/>: 0.014180829347363482 <text:s/></text:p>
      <text:p text:style-name="P1">0 <text:s/>: 0.014008173446772037 <text:s/></text:p>
      <text:p text:style-name="P1">74 <text:s/>: 0.01397811248029962 <text:s/></text:p>
      <text:p text:style-name="P1"><text:soft-page-break/>8 <text:s/>: 0.013910677241734927 <text:s/></text:p>
      <text:p text:style-name="P1">['These data suggest that the RBD of S protein is a major neutralization determinant in the inactivated SARS vaccine which can induce potent neutralizing antibodies to block SARS-CoV entry.', 'Here, using SARS-CoV-2 S protein pseudovirus system, we confirm that human angiotensin converting enzyme 2 (hACE2) is the receptor for SARS-CoV-2, find that SARS-CoV-2 enters 293/hACE2 cells mainly through endocytosis, that PIKfyve, TPC2, and cathepsin L are critical for entry, and that SARS-CoV-2 S protein is less stable than SARS-CoV S. Polyclonal anti-SARS S1 antibodies T62 inhibit entry of SARS-CoV S but not SARS-CoV-2 S pseudovirions.', 'The molecular docking results indicate that, the 3CLpro of SARS-CoV-2 has a higher binding affinity for all the studied inhibitors than its SARS homologue.', 'Here we discuss the possible mechanisms of chloroquine interference with the SARS-CoV-2 replication cycle.', 'Since it has been reported that the HIV-1 protease inhibitors can be used as anti-SARS drugs by tegarting SARS-CoV 3CLpro, we choose six approved anti-HIV-1 drugs to investigate their binding interactions between 3CLpro, and to evaluate their potential to become clinical drugs for the new coronavirus pneumonia (COVID19) caused by SARS-CoV-2 infection.', 'SARS-CoV-2 is a coronavirus associated with the epidemiological outbreak in late 2019.', 'These compounds should be valuable for developing anti-SARS therapeutic drugs as well as research tools to study the mechanism of SARS-CoV replication.', 'By using a cell line expressing a SARS-CoV subgenomic replicon, we developed a high-throughput assay and used it to screen small molecule compounds for inhibitors of SARS-CoV replication in the absence of live virus.', 'Abstract A new disease, the severe acute respiratory distress syndrome (SARS), caused by the SARS coronavirus (SARS-CoV), emerged at the beginning of 2003 and rapidly spread throughout the world.', 'Therefore, the severe acute respiratory syndrome (SARS)-coronaviruses (SARS-CoV) proteases are attractive targets for the development of antiviral drugs to reduce viral replication and pathogenicity.', 'Then, these structures could serve as leading compounds to develop a series of derivatives optimizing their activity against SARS-CoV-2 and other coronaviruses.', 'We demonstrate that the compounds inhibited SARS-CoV replication-dependent GFP expression in the replicon cells and reduced SARS-CoV viral protein accumulation and viral RNA copy number in the replicon cells.', 'In a SARS-CoV plaque reduction assay, these compounds were confirmed to have antiviral activity.', 'However, limited information is available about host immune responses induced by the inactivated SARS vaccine.', 'This study will provide new lead compounds and targets for further in vitro and in vivo studies of SARS-CoV-2, new insights for those drugs currently ongoing clinical studies, and also possible new strategies for drug repositioning to treat SARS-CoV-2 infections.', 'Abstract The only severe acute respiratory syndrome (SARS) vaccine currently being tested in clinical trial consists of inactivated severe acute respiratory syndrome-associate coronavirus (SARS-CoV).', 'Unfortunately, these compounds show high cytotoxity.', 'Abstract The high susceptibility of elderly to severe acute respiratory syndrome-associated coronavirus (SARS-CoV) indicates how crucial it is to protect the elderly by various strategies.', 'Possible targets of these compounds and potential drugs acting on a certain target were predicted.', 'Based on that and using an in silico approach, we evaluated SARS-CoV-2 main protease as a target for HIV-1 protease inhibitors to reveal the structural features related to their antiviral effect.']</text:p>
      <text:p text:style-name="P1"/>
      <text:p text:style-name="P1">QUESTION 6</text:p>
      <text:p text:style-name="P1"/>
      <text:p text:style-name="P1">Enter question number : 6</text:p>
      <text:p text:style-name="P1">a9clzlzb <text:s/>: 0.017953252918800327 <text:s/></text:p>
      <text:p text:style-name="P1">kxnm8l2z <text:s/>: 0.01651552590697808 <text:s/></text:p>
      <text:p text:style-name="P1">py38bel4 <text:s/>: 0.015514235821979284 <text:s/></text:p>
      <text:p text:style-name="P1">pg6893i5 <text:s/>: 0.014928225227534076 <text:s/></text:p>
      <text:p text:style-name="P1">kjovtgua <text:s/>: 0.014850330065906059 <text:s/></text:p>
      <text:p text:style-name="P1">6hep2lin <text:s/>: 0.014386500845209212 <text:s/></text:p>
      <text:p text:style-name="P1">4m9p717r <text:s/>: 0.01427880636868347 <text:s/></text:p>
      <text:p text:style-name="P1"><text:soft-page-break/>tw7wgpsi <text:s/>: 0.014262945577359862 <text:s/></text:p>
      <text:p text:style-name="P1">ilxd0ih9 <text:s/>: 0.01417606283299855 <text:s/></text:p>
      <text:p text:style-name="P1">06vc2y9y <text:s/>: 0.01411659315781051 <text:s/></text:p>
      <text:p text:style-name="P1">77 <text:s/>: 0.015381215774842734 <text:s/></text:p>
      <text:p text:style-name="P1">11 <text:s/>: 0.01439921366623108 <text:s/></text:p>
      <text:p text:style-name="P1">7 <text:s/>: 0.014368019498283513 <text:s/></text:p>
      <text:p text:style-name="P1">28 <text:s/>: 0.014097368449914452 <text:s/></text:p>
      <text:p text:style-name="P1">6 <text:s/>: 0.01336113816274771 <text:s/></text:p>
      <text:p text:style-name="P1">29 <text:s/>: 0.01332391341273734 <text:s/></text:p>
      <text:p text:style-name="P1">32 <text:s/>: 0.013091123975186428 <text:s/></text:p>
      <text:p text:style-name="P1">1 <text:s/>: 0.01302817859145119 <text:s/></text:p>
      <text:p text:style-name="P1">81 <text:s/>: 0.012948327638884427 <text:s/></text:p>
      <text:p text:style-name="P1">67 <text:s/>: 0.012935600308843793 <text:s/></text:p>
      <text:p text:style-name="P1">26 <text:s/>: 0.012886079484871943 <text:s/></text:p>
      <text:p text:style-name="P1">54 <text:s/>: 0.012838515056111277 <text:s/></text:p>
      <text:p text:style-name="P1">76 <text:s/>: 0.012595632802557443 <text:s/></text:p>
      <text:p text:style-name="P1">53 <text:s/>: 0.012573733880543229 <text:s/></text:p>
      <text:p text:style-name="P1">78 <text:s/>: 0.0124716420325487 <text:s/></text:p>
      <text:p text:style-name="P1">87 <text:s/>: 0.012452819293240132 <text:s/></text:p>
      <text:p text:style-name="P1">0 <text:s/>: 0.01220719202724889 <text:s/></text:p>
      <text:p text:style-name="P1">68 <text:s/>: 0.012180345559853143 <text:s/></text:p>
      <text:p text:style-name="P1">33 <text:s/>: 0.011952116517907646 <text:s/></text:p>
      <text:p text:style-name="P1">39 <text:s/>: 0.01187790807973928 <text:s/></text:p>
      <text:p text:style-name="P1">['In addition, in 54 COVID-19 images that first two nucleic acid test results were negative, 46 were predicted as COVID-19 positive by the algorithm, with the accuracy of 85.2%.', 'It can be used for the rapid screening of SARS-CoV-2 carriers, symptomatic or asymptomatic, in hospitals, clinics, and test laboratories.', 'The overall testing sensitivity was 88.66% and specificity was 90.63%.', 'The positive rate of COVID-19 nucleic acid was 42.10%.', 'The clinical detection sensitivity and specificity of this test were measured using blood samples collected from 397 PCR confirmed COVID-19 patients and 128 negative patients at 8 different clinical sites.', 'The positive detection rate of combination of IgM and IgG for patients with COVID-19 negative and positive nucleic acid test was 72.73% and 87.50%.', 'AST in the COVID-19 IgM negative group showed significantly lower than the positive groups (P=0.0365).', 'Although the virus (SARS-Cov-2) nucleic acid RT-PCR test has become the standard method for diagnosis of SARS-CoV-2 infection, these real-time PCR test kits have many limitations.', 'Results Rapid serological test showed a sensitivity of 30% and a specificity of 89% with respect to the standard assay but, interestingly, these performances improve after 8 days of symptoms appearance.', 'Conclusion These results demonstrate that we developed a rapid, simple, specific, and sensitive RT-LAMP assay for SARS-CoV-2 detection among clinical samples.', '57 suspected COVID-19 infection patients were enrolled in our study.', 'Together, our studies provide a useful and valuable serological testing tool for the diagnosis of SARS-CoV-2 infections in the community.', 'The external testing dataset showed a total accuracy of 79.3% with specificity of 0.83 and sensitivity of 0.67.', 'The same false-positive cases were seen in both methods from the paired control group, while ELISA kit can only detect half of the SARS-CoV-2 infections from paired SARS-CoV-2 confirmed patients group than that of the chemiluminescence method, indicating a higher performance for the chemiluminescence-immunoassay approach.', 'Conclusion: These results demonstrate the proof-of-principle for using artificial intelligence to extract radiological features for timely and accurate COVID-19 diagnosis.', 'Although reducing transmission rates have the largest impact, increasing TP rates by ~10% in New York can have an impact equal to adding tens of thousands of new tests per day.', 'Abstract The outbreak of the novel coronavirus disease (COVID-19) quickly spread all over China and to more than 20 other countries.', 'It will be a powerful tool for SARS-CoV-2 identification, and for monitoring suspected patients, close contacts, and high-risk groups.', 'We suggest a quick, simple, <text:soft-page-break/>accurate aided detection method for the suspected patients and on-site screening in close contact with the population.', 'In this study, 11 key blood indices were extracted through random forest algorithm to build the final assistant discrimination tool from 49 clinical available blood test data which were derived by commercial blood test equipments.']</text:p>
      <text:p text:style-name="P1"/>
      <text:p text:style-name="P1">QUESTION 7</text:p>
      <text:p text:style-name="P1"/>
      <text:p text:style-name="P1">Enter question number : 7</text:p>
      <text:p text:style-name="P1">mn9ii7tj <text:s/>: 0.02536830901844288 <text:s/></text:p>
      <text:p text:style-name="P1">pt3k01vx <text:s/>: 0.024101564779523823 <text:s/></text:p>
      <text:p text:style-name="P1">fp144dhv <text:s/>: 0.024068999086458952 <text:s/></text:p>
      <text:p text:style-name="P1">lm9pay2b <text:s/>: 0.023777810231909783 <text:s/></text:p>
      <text:p text:style-name="P1">ilxd0ih9 <text:s/>: 0.02375422923796711 <text:s/></text:p>
      <text:p text:style-name="P1">jhn26qt9 <text:s/>: 0.023675198453336325 <text:s/></text:p>
      <text:p text:style-name="P1">krscvtaw <text:s/>: 0.023539870913755864 <text:s/></text:p>
      <text:p text:style-name="P1">2bfazvwo <text:s/>: 0.023535976188492118 <text:s/></text:p>
      <text:p text:style-name="P1">4fzyu8z7 <text:s/>: 0.023532951229381722 <text:s/></text:p>
      <text:p text:style-name="P1">rbnfh89u <text:s/>: 0.023227171189406842 <text:s/></text:p>
      <text:p text:style-name="P1">61 <text:s/>: 0.011540792197888238 <text:s/></text:p>
      <text:p text:style-name="P1">108 <text:s/>: 0.011009810684622857 <text:s/></text:p>
      <text:p text:style-name="P1">69 <text:s/>: 0.010802500262370781 <text:s/></text:p>
      <text:p text:style-name="P1">32 <text:s/>: 0.010796518367158954 <text:s/></text:p>
      <text:p text:style-name="P1">38 <text:s/>: 0.010694784100148503 <text:s/></text:p>
      <text:p text:style-name="P1">92 <text:s/>: 0.010694091796276159 <text:s/></text:p>
      <text:p text:style-name="P1">11 <text:s/>: 0.010611142900178403 <text:s/></text:p>
      <text:p text:style-name="P1">59 <text:s/>: 0.010568733492800351 <text:s/></text:p>
      <text:p text:style-name="P1">88 <text:s/>: 0.010537120361470444 <text:s/></text:p>
      <text:p text:style-name="P1">53 <text:s/>: 0.010350189026512772 <text:s/></text:p>
      <text:p text:style-name="P1">81 <text:s/>: 0.010299528105241271 <text:s/></text:p>
      <text:p text:style-name="P1">51 <text:s/>: 0.01019693677336132 <text:s/></text:p>
      <text:p text:style-name="P1">109 <text:s/>: 0.010196656256277633 <text:s/></text:p>
      <text:p text:style-name="P1">8 <text:s/>: 0.010193465321013579 <text:s/></text:p>
      <text:p text:style-name="P1">37 <text:s/>: 0.010090415569505578 <text:s/></text:p>
      <text:p text:style-name="P1">94 <text:s/>: 0.010074503495869195 <text:s/></text:p>
      <text:p text:style-name="P1">15 <text:s/>: 0.010014629340759522 <text:s/></text:p>
      <text:p text:style-name="P1">39 <text:s/>: 0.009946389957046272 <text:s/></text:p>
      <text:p text:style-name="P1">29 <text:s/>: 0.009929492327799007 <text:s/></text:p>
      <text:p text:style-name="P1">99 <text:s/>: 0.009891079599110047 <text:s/></text:p>
      <text:p text:style-name="P1">['Summary Background The novel coronavirus SARS-CoV-2 is a newly emerging virus.', 'The positive rate of IgG and IgM were 71.4% (197/276) and 57.2% (158/276) respectively.', 'The presence of antibodies was &lt; 40% among patients in the first 7 days of illness, and then rapidly increased to 100.0%, 94.3% and 79.8% for Ab, IgM and IgG respectively since day 15 after onset.', 'In contrast, only 8 51 sera of the paediatric group were positive for coronavirus-specific IgG by both WB and IF and 20 51 sera were positive by WB, but not by IF.', 'Methods: Tests were carried out using ELISA (total antibodies) and indirect immunofluorescence (IIFA) (IgM &amp; IgG) methods on serial sera from patients confirmed with SARS-CoV-2 infection.', 'The N protein was not detected in 66 patients with cases of what was initially suspected to be SARS but serologically proven to be negative for SARS and in 197 serum samples from healthy donors and non-SARS febrile patients.', 'We aimed to evaluate the diagnostic value of serological assay for SARS-CoV-2.', 'In contrast, patients who had OC43 infections, and probably also 229E infections, without prior exposure to SARS CoV had increases of antibodies specific for the infecting virus but not for SARS CoV.', 'From 27 SARS patients who tested positive with the neutralization test, 100% of the 24 sera <text:soft-page-break/>collected from 1 to 10 days after the onset of symptoms were positive for the N protein.', 'SARS CoV total immunoglobulin (Ig) (IgG, IgA, and IgM [IgGAM]) was the first antibody to be detectable.', 'The resulting rapid test has an excellent agreement of 99.6%, with a kappa value of 1.00, with the ELISA.', 'These results suggest that recombinant N, S, and U274 proteins may be used as antigens for the development of serological assays for SARS-CoV.', 'By combining with real time RT-PCR detection, this assay might help to enhance the accuracy of diagnosis of SARS-CoV-2 infection.', 'In addition we describe problems that might occur when animal sera are tested in serological assays for the identification of putative reservoirs.', 'We evaluated SARS-CoV test assays to detect for the presence of antibodies to SARS-CoV-2 and tried to determine the timing of appearance of these antibodies by testing serial sera from these patients.', 'Furthermore, of 16 sera collected from four patients during the SARS recurrence in Guangzhou, 5 sera collected from 7 to 9 days after the onset of symptoms were positive for the N protein.', 'There was no difference in the positive rate of antibody between the confirmed patients (83.0%, 127/153) and the suspected patients (78.8%, 67/85) whose nucleic acid tests were negative.', 'Results: Cross-reactivity was seen in these two test assays with sera from COVID-19 patients and was detected in 6 out of 7 patients from 7 days after onset of symptoms.', 'The recombinant proteins were used as antigens in Western blot (WB) assays to detect the 229E-specific IgG antibodies and the results were compared with a standard serological method, indirect immunofluorescence.', 'The illness was caused by a novel coronavirus, named severe acute respiratory syndrome coronavirus 2 (SARS-CoV-2).']</text:p>
      <text:p text:style-name="P1"/>
      <text:p text:style-name="P1">QUESTION 8</text:p>
      <text:p text:style-name="P1"/>
      <text:p text:style-name="P1">Enter question number : 8</text:p>
      <text:p text:style-name="P1">sflu2was <text:s/>: 0.04178990665248361 <text:s/></text:p>
      <text:p text:style-name="P1">7h1wg0oa <text:s/>: 0.039893721265627735 <text:s/></text:p>
      <text:p text:style-name="P1">j58f1lwa <text:s/>: 0.0391429089844456 <text:s/></text:p>
      <text:p text:style-name="P1">gttuxtw6 <text:s/>: 0.037196774631834094 <text:s/></text:p>
      <text:p text:style-name="P1">udtj0lom <text:s/>: 0.03709700728779952 <text:s/></text:p>
      <text:p text:style-name="P1">l0zv0xuw <text:s/>: 0.03681409986709486 <text:s/></text:p>
      <text:p text:style-name="P1">17oac3bg <text:s/>: 0.03644092198637388 <text:s/></text:p>
      <text:p text:style-name="P1">6fbnyntq <text:s/>: 0.03447051783568402 <text:s/></text:p>
      <text:p text:style-name="P1">uvavdk6n <text:s/>: 0.034344704860223424 <text:s/></text:p>
      <text:p text:style-name="P1">we62087x <text:s/>: 0.034276368814459786 <text:s/></text:p>
      <text:p text:style-name="P1">51 <text:s/>: 0.012443986282038591 <text:s/></text:p>
      <text:p text:style-name="P1">25 <text:s/>: 0.010457945965306387 <text:s/></text:p>
      <text:p text:style-name="P1">13 <text:s/>: 0.010206121786421935 <text:s/></text:p>
      <text:p text:style-name="P1">99 <text:s/>: 0.010139801882243669 <text:s/></text:p>
      <text:p text:style-name="P1">46 <text:s/>: 0.00988576459213789 <text:s/></text:p>
      <text:p text:style-name="P1">74 <text:s/>: 0.009818677901483589 <text:s/></text:p>
      <text:p text:style-name="P1">95 <text:s/>: 0.009783640276073535 <text:s/></text:p>
      <text:p text:style-name="P1">2 <text:s/>: 0.009747844740094273 <text:s/></text:p>
      <text:p text:style-name="P1">38 <text:s/>: 0.009727589943874754 <text:s/></text:p>
      <text:p text:style-name="P1">33 <text:s/>: 0.009309980796958814 <text:s/></text:p>
      <text:p text:style-name="P1">108 <text:s/>: 0.009296904965427441 <text:s/></text:p>
      <text:p text:style-name="P1">111 <text:s/>: 0.00914827151293446 <text:s/></text:p>
      <text:p text:style-name="P1">0 <text:s/>: 0.009108816609608463 <text:s/></text:p>
      <text:p text:style-name="P1">112 <text:s/>: 0.009057444909716435 <text:s/></text:p>
      <text:p text:style-name="P1">116 <text:s/>: 0.009024621876614956 <text:s/></text:p>
      <text:p text:style-name="P1">106 <text:s/>: 0.00891314939841552 <text:s/></text:p>
      <text:p text:style-name="P1">91 <text:s/>: 0.0087950323071232 <text:s/></text:p>
      <text:p text:style-name="P1">79 <text:s/>: 0.008760192002997547 <text:s/></text:p>
      <text:p text:style-name="P1">26 <text:s/>: 0.008736240932566102 <text:s/></text:p>
      <text:p text:style-name="P1"><text:soft-page-break/>21 <text:s/>: 0.008673996445165505 <text:s/></text:p>
      <text:p text:style-name="P1">['Conclusions: The number of reported international pediatric COVID-19 cases is rapidly increasing.', 'Methods: It is crucial to estimate the cases number growth in the early stages of the outbreak, to this end, we have implemented the Alg-COVID-19 Model which allows to predict the incidence and the reproduction number R0 in the coming months in order to help decision makers.', 'The model is used to estimate current "true" cases of infection and death.', 'By using this ratio in a detailed analysis of influenza surveillance data and COVID-19 epidemic dynamics (see Appendix), we estimate that there were 313 [95% CI: 171-520] children hospitalized for COVID-19 in Wuhan during January 7-15, 2020 (Figure).', 'While the number of reported international cases has been steadily increasing over the study period, the number of reported cases in China rapidly decreased from the start point.', 'Consequently, the actual mortality rate is putatively lower than estimated.', 'Before January 22, 2020, only one pediatric case of COVID-19 was reported in mainland China1,2.', 'Yet official data coming from various countries are highly unreliable: symptoms similar to common cold in majority of cases and limited screening resources and delayed testing procedures may contribute to under-estimation of the burden of disease.', 'The primary outcomes were case counts and cumulative case counts.', 'Discussion: This model is valid only when the majority of the population is vulnerable to COVID-19 infection, however, it can be updated to fit the new parameters values.', 'Methods We combined a stochastic transmission model with data on cases of coronavirus disease 2019 (COVID-19) in Wuhan and international cases that originated in Wuhan to estimate how transmission had varied over time during January, 2020, and February, 2020.', 'The four datasets we fitted to were: daily number of new internationally exported cases (or lack thereof), by date of onset, as of Jan 26, 2020; daily number of new cases in Wuhan with no market exposure, by date of onset, between Dec 1, 2019, and Jan 1, 2020; daily number of new cases in China, by date of onset, between Dec 29, 2019, and Jan 23, 2020; and proportion of infected passengers on evacuation flights between Jan 29, 2020, and Feb 4, 2020.', 'Background: The 2019 Coronavirus (COVID-19) has turned into a global pandemic with unprecedented challenges for the global community.', 'We used an additional two datasets for comparison with model outputs: daily number of new exported cases from Wuhan (or lack thereof) in countries with high connectivity to Wuhan (ie, top 20 most at-risk countries), by date of confirmation, as of Feb 10, 2020; and data on new confirmed cases reported in Wuhan between Jan 16, 2020, and Feb 11, 2020.', 'As more cases arrive in international locations with similar transmission potential to Wuhan before these control measures, it is likely many chains of transmission will fail to establish initially, but might lead to new outbreaks eventually.', 'Combining a mathematical model of severe SARS-CoV-2 transmission with four datasets from within and outside Wuhan, we estimated how transmission in Wuhan varied between December, 2019, and February, 2020.', 'This corresponds to approximately 10 million presumed symptomatic SARS-CoV-2 patients across the US during the week starting on March 15, 2020.', 'Methods We have analyzed all available data on the development of international COVID-19 cases from January 20th, 2020 until February 18th, 2020.', 'The Alg-COVIS-19 Model initial equation 1, estimates the cases number at t prediction time using two parameters: the reproduction number R0 and the serial interval SI.', 'Implication: Our results suggest that the number of cases and deaths may be over an order of magnitude larger than official statistics in Iran.']</text:p>
      <text:p text:style-name="P1"/>
      <text:p text:style-name="P1">QUESTION 9</text:p>
      <text:p text:style-name="P1"/>
      <text:p text:style-name="P1">Enter question number : 9</text:p>
      <text:p text:style-name="P1">ieobv7q8 <text:s/>: 0.08374438895063474 <text:s/></text:p>
      <text:p text:style-name="P1">vwwt70mo <text:s/>: 0.07312810069056228 <text:s/></text:p>
      <text:p text:style-name="P1">e4pr78n0 <text:s/>: 0.06471811478273944 <text:s/></text:p>
      <text:p text:style-name="P1">hn1z0817 <text:s/>: 0.06342051612021402 <text:s/></text:p>
      <text:p text:style-name="P1">vx2t7jgu <text:s/>: 0.06342051612021402 <text:s/></text:p>
      <text:p text:style-name="P1">0gxxuyln <text:s/>: 0.059233487575966866 <text:s/></text:p>
      <text:p text:style-name="P1">0ujw0gak <text:s/>: 0.059233487575966866 <text:s/></text:p>
      <text:p text:style-name="P1"><text:soft-page-break/>2te9myos <text:s/>: 0.059233487575966866 <text:s/></text:p>
      <text:p text:style-name="P1">8li6xhbu <text:s/>: 0.059233487575966866 <text:s/></text:p>
      <text:p text:style-name="P1">adf5ttfd <text:s/>: 0.059233487575966866 <text:s/></text:p>
      <text:p text:style-name="P1">67 <text:s/>: 0.01700282734198366 <text:s/></text:p>
      <text:p text:style-name="P1">30 <text:s/>: 0.016940314342860252 <text:s/></text:p>
      <text:p text:style-name="P1">41 <text:s/>: 0.015543303724253095 <text:s/></text:p>
      <text:p text:style-name="P1">24 <text:s/>: 0.015073892594881972 <text:s/></text:p>
      <text:p text:style-name="P1">26 <text:s/>: 0.015010082906323007 <text:s/></text:p>
      <text:p text:style-name="P1">5 <text:s/>: 0.01490004062001247 <text:s/></text:p>
      <text:p text:style-name="P1">19 <text:s/>: 0.014513644876358592 <text:s/></text:p>
      <text:p text:style-name="P1">18 <text:s/>: 0.014432410024806346 <text:s/></text:p>
      <text:p text:style-name="P1">13 <text:s/>: 0.014079354394546904 <text:s/></text:p>
      <text:p text:style-name="P1">35 <text:s/>: 0.013996659027037329 <text:s/></text:p>
      <text:p text:style-name="P1">79 <text:s/>: 0.013966586798855974 <text:s/></text:p>
      <text:p text:style-name="P1">4 <text:s/>: 0.013961865496454902 <text:s/></text:p>
      <text:p text:style-name="P1">27 <text:s/>: 0.013405745844826282 <text:s/></text:p>
      <text:p text:style-name="P1">62 <text:s/>: 0.013394848743327048 <text:s/></text:p>
      <text:p text:style-name="P1">7 <text:s/>: 0.01333321514235974 <text:s/></text:p>
      <text:p text:style-name="P1">47 <text:s/>: 0.01324799609696218 <text:s/></text:p>
      <text:p text:style-name="P1">58 <text:s/>: 0.013222148290266713 <text:s/></text:p>
      <text:p text:style-name="P1">59 <text:s/>: 0.013208366198466194 <text:s/></text:p>
      <text:p text:style-name="P1">57 <text:s/>: 0.013019337490762409 <text:s/></text:p>
      <text:p text:style-name="P1">3 <text:s/>: 0.012859854555305198 <text:s/></text:p>
      <text:p text:style-name="P1">['In this situation, we develop a model to measure the risk of infectious disease and predict the risk of 2019-nCOV transmission by using data of four countries - United States, Australia, Canada and China.', 'Abstract Since the COVID-19 outbreak in Wuhan City in December of 2019, numerous model predictions on the COVID-19 epidemics in Wuhan and other parts of China have been reported.', 'As the COVID-19 pandemic evolves, procedures will be increased or reduced based on the current level of restriction to health care services.', 'For fixed duration scenarios, all interventions were projected to delay and reduce the height of the epidemic peak relative to the base case, with restrictive social distancing estimated to have the greatest effect.', 'Dynamic interventions were projected to reduce the proportion of the population infected at the end of the two-year period.', 'Both nationally and in its most heavily affected provinces, there is exponential growth of COVID-19 cases, making it possible to make predictions for the future, if no further interventions are made in public health policy.', 'Methods: Using an age-structured compartmental model of COVID-19 transmission in the population of Ontario, Canada, we compared a base case with limited testing, isolation, and quarantine to scenarios with: enhanced case finding; restrictive social distancing measures; or a combination of enhanced case finding and less restrictive social distancing.', 'Background: We evaluated how non-pharmaceutical interventions could be used to control the COVID-19 pandemic and reduce the burden on the healthcare system.', 'This current growth rate corresponds to a doubling time of 2.7 days, and therefore, unless further public health interventions are escalated in Canada, we project 15,000 cases by March 31st.', 'We present our model predictions for the COVID-19 epidemic in Wuhan after the lockdown and quarantine of the city on January 23, 2020.', 'We analyse Italian data at regional level up to March 15th aiming to: (i) support health and government decision-makers in gathering rapid and efficient decisions on increasing health structures capacities (in terms of ICU slots) and (ii) define a scalable geographic model to plan emergency and future CoVid-19 patients management using reallocating them among health structures.', 'We show through our models, that Canada has followed the same, consistent COVID-19 exponential growth pattern that is seen in Italy.', "Dynamic social distancing interventions could reduce the median number of cases in ICU below current estimates of Ontario's ICU capacity.", 'Many people experiencing homelessness live in congregate living settingsÃ¢â‚¬â€\x9dbe it formal (ie, shelters or halfway houses) or informal (ie, encampments or abandoned <text:soft-page-break/>buildings)Ã¢â‚¬â€\x9dand might not have regular access to basic hygiene supplies or showering facilities, all of which could facilitate virus transmission.', 'Abstract Background After the declaration of COVID-19 pandemic on March 11th, 2020, local transmission chains starting in different countries including Canada are forcing governments to take decisions on public health interventions to mitigate the spread of the epidemic.', 'The Canadian Institute for Health Information reports daily ED visits and hospitalizations for RTIs, COPD and asthma as a primary diagnosis.', 'Severe acute respiratory syndrome coronavirus 2 (SARS-CoV-2) is infecting people throughout the world.', 'It is probable that coronavirus disease (COVID-19) will be transmitted to people experiencing homelessness, which will become a major problem in particular in North America where there are sizable populations of people experiencing homelessness in nearly every metropolitan city in the USA and Canada.', 'Although the overall risk is low, the Public Health Agency of Canada and its National Microbiology Laboratory (NML) in close collaboration with provincial and territorial partners, the Canadian Public Health Laboratory Network (CPHLN) and infection prevention and control experts have developed a number of preparedness guidance documents and protocols to address the risk of an imported case of MERS-CoV in Canada.', 'They have used several different approaches to COVID-19 outbreak control, including the innovative use of smartphone technology and the widespread use of surgical face masks.']</text:p>
      <text:p text:style-name="P1"/>
      <text:p text:style-name="P1">QUESTION 10</text:p>
      <text:p text:style-name="P1"/>
      <text:p text:style-name="P1">Enter question number : 10</text:p>
      <text:p text:style-name="P1">utlponna <text:s/>: 0.02318782360319366 <text:s/></text:p>
      <text:p text:style-name="P1">qqsefagq <text:s/>: 0.022949235526945704 <text:s/></text:p>
      <text:p text:style-name="P1">y8o5j2be <text:s/>: 0.022026747376645315 <text:s/></text:p>
      <text:p text:style-name="P1">xfjexm5b <text:s/>: 0.021941800239474736 <text:s/></text:p>
      <text:p text:style-name="P1">e4pr78n0 <text:s/>: 0.02192053172293571 <text:s/></text:p>
      <text:p text:style-name="P1">0a49okho <text:s/>: 0.021886168472317464 <text:s/></text:p>
      <text:p text:style-name="P1">vw3h1m5y <text:s/>: 0.02157131970168798 <text:s/></text:p>
      <text:p text:style-name="P1">nzat41wu <text:s/>: 0.02151904808244225 <text:s/></text:p>
      <text:p text:style-name="P1">cm91jxde <text:s/>: 0.021441234809053952 <text:s/></text:p>
      <text:p text:style-name="P1">swcq2wfl <text:s/>: 0.021441234809053952 <text:s/></text:p>
      <text:p text:style-name="P1">47 <text:s/>: 0.015319675438614283 <text:s/></text:p>
      <text:p text:style-name="P1">57 <text:s/>: 0.01423729830550584 <text:s/></text:p>
      <text:p text:style-name="P1">33 <text:s/>: 0.013381690347803976 <text:s/></text:p>
      <text:p text:style-name="P1">5 <text:s/>: 0.01277680899297347 <text:s/></text:p>
      <text:p text:style-name="P1">40 <text:s/>: 0.01273992958277354 <text:s/></text:p>
      <text:p text:style-name="P1">42 <text:s/>: 0.012525375706871575 <text:s/></text:p>
      <text:p text:style-name="P1">49 <text:s/>: 0.01250642895896205 <text:s/></text:p>
      <text:p text:style-name="P1">58 <text:s/>: 0.01248790329107352 <text:s/></text:p>
      <text:p text:style-name="P1">65 <text:s/>: 0.012389254224698398 <text:s/></text:p>
      <text:p text:style-name="P1">87 <text:s/>: 0.012360034709610739 <text:s/></text:p>
      <text:p text:style-name="P1">70 <text:s/>: 0.012222327953944056 <text:s/></text:p>
      <text:p text:style-name="P1">17 <text:s/>: 0.012200014760141882 <text:s/></text:p>
      <text:p text:style-name="P1">62 <text:s/>: 0.01218512145109934 <text:s/></text:p>
      <text:p text:style-name="P1">84 <text:s/>: 0.012017853420608652 <text:s/></text:p>
      <text:p text:style-name="P1">85 <text:s/>: 0.011947483374237518 <text:s/></text:p>
      <text:p text:style-name="P1">50 <text:s/>: 0.011940038040409788 <text:s/></text:p>
      <text:p text:style-name="P1">38 <text:s/>: 0.011899417161685912 <text:s/></text:p>
      <text:p text:style-name="P1">28 <text:s/>: 0.011882631491377181 <text:s/></text:p>
      <text:p text:style-name="P1">12 <text:s/>: 0.011746540237721323 <text:s/></text:p>
      <text:p text:style-name="P1">52 <text:s/>: 0.011743716467067166 <text:s/></text:p>
      <text:p text:style-name="P1"><text:soft-page-break/>['For fixed duration scenarios, all interventions were projected to delay and reduce the height of the epidemic peak relative to the base case, with restrictive social distancing estimated to have the greatest effect.', 'Our models suggest that social distancing interventions will buy crucial time but need to occur in conjunction with testing and contact tracing of all suspected cases to mitigate transmission of SARS-CoV-2.', 'Methods: We developed a transmission model to evaluate the impact of self-imposed prevention measures (handwashing, mask-wearing, and social distancing) due to COVID-19 awareness and of short-term government-imposed social distancing on the peak number of diagnoses, attack rate and time until the peak number of diagnoses.', 'We found that earlier intervention of social distancing could significantly limit the epidemic in mainland China.', 'Early-initiated short-term government-imposed social distancing can buy time for healthcare systems to prepare for an increasing COVID-19 burden.', 'Methods: Using an age-structured compartmental model of COVID-19 transmission in the population of Ontario, Canada, we compared a base case with limited testing, isolation, and quarantine to scenarios with: enhanced case finding; restrictive social distancing measures; or a combination of enhanced case finding and less restrictive social distancing.', 'Dynamic interventions were projected to reduce the proportion of the population infected at the end of the two-year period.', 'The ongoing COVID-19 epidemic that spread widely in China since December 2019 is now generating local transmission in multiple countries including Singapore as of March 5, 2020.', 'The trajectory of the reproduction number in Singapore underscore the significant effects of containment efforts in Singapore while at the same time suggest the need to sustain social distancing and active case finding efforts to stomp out all active chains of transmission.', 'Using a simple epidemiological model we show, however, that there is in fact an optimal time to initiate a temporal social distancing intervention if the goal is to reduce the final epidemic size or flatten the epidemic curve.', 'Intermittent distancing measures can maintain control of the epidemic, but without other interventions, these measures may be necessary into 2022.', 'Findings The application of all four social distancing interventions: school closure, workplace non-attendance, increased case isolation, and community contact reduction is highly effective in flattening the epidemic curve, reducing the maximum daily case numbers, and lengthening outbreak duration.', 'We also derive the reproduction number from the distribution of cluster sizes using a branching process analysis.', 'Finally, model predictions suggest that measures stricter than social distancing and lockdown were used to control the epidemic in Wuhan, China.', 'Social distancing is an effective way to contain the spread of a contagious disease, particularly when pharmacological interventions are not available.', "Dynamic social distancing interventions could reduce the median number of cases in ICU below current estimates of Ontario's ICU capacity.", 'Interpretation: Handwashing, mask-wearing and social distancing as a reaction to information dissemination about COVID-19 can be effective strategies to mitigate and delay the epidemic.', 'A transmission model calibrated against these data indicates that social distancing alone, as implemented in China during the outbreak, is sufficient to control COVID-19.', 'We evaluated a range of social distancing measures to determine which strategies are most effective in reducing the peak daily infection rate, and consequential pressure on the health care system.', 'Dynamic social distancing could maintain health system capacity and also allow periodic psychological and economic respite for populations.']</text:p>
      <text:p text:style-name="P1"/>
      <text:p text:style-name="P1">QUESTION 11</text:p>
      <text:p text:style-name="P1"/>
      <text:p text:style-name="P1">Enter question number : 11</text:p>
      <text:p text:style-name="P1">51b7hss1 <text:s/>: 0.21978010298 <text:s/></text:p>
      <text:p text:style-name="P1">eu3rry7p <text:s/>: 0.21978010298 <text:s/></text:p>
      <text:p text:style-name="P1">4kwf2a94 <text:s/>: 0.18681326468 <text:s/></text:p>
      <text:p text:style-name="P1">a50oh4zn <text:s/>: 0.18681326468 <text:s/></text:p>
      <text:p text:style-name="P1">io7ozfpi <text:s/>: 0.18681326468 <text:s/></text:p>
      <text:p text:style-name="P1">2 <text:s/>: 0.031866602078311115 <text:s/></text:p>
      <text:p text:style-name="P1">19 <text:s/>: 0.03139813537228782 <text:s/></text:p>
      <text:p text:style-name="P1"><text:soft-page-break/>11 <text:s/>: 0.03068128468254344 <text:s/></text:p>
      <text:p text:style-name="P1">25 <text:s/>: 0.0305801562075932 <text:s/></text:p>
      <text:p text:style-name="P1">18 <text:s/>: 0.02871750240247478 <text:s/></text:p>
      <text:p text:style-name="P1">13 <text:s/>: 0.028456794100887122 <text:s/></text:p>
      <text:p text:style-name="P1">5 <text:s/>: 0.028300728946983673 <text:s/></text:p>
      <text:p text:style-name="P1">7 <text:s/>: 0.028300728946983673 <text:s/></text:p>
      <text:p text:style-name="P1">8 <text:s/>: 0.027913937514595952 <text:s/></text:p>
      <text:p text:style-name="P1">20 <text:s/>: 0.027863155785085848 <text:s/></text:p>
      <text:p text:style-name="P1">26 <text:s/>: 0.027863155785085848 <text:s/></text:p>
      <text:p text:style-name="P1">38 <text:s/>: 0.027212753449786683 <text:s/></text:p>
      <text:p text:style-name="P1">6 <text:s/>: 0.02707101351126393 <text:s/></text:p>
      <text:p text:style-name="P1">12 <text:s/>: 0.02692980862258576 <text:s/></text:p>
      <text:p text:style-name="P1">27 <text:s/>: 0.0259153336676167 <text:s/></text:p>
      <text:p text:style-name="P1">28 <text:s/>: 0.0259153336676167 <text:s/></text:p>
      <text:p text:style-name="P1">16 <text:s/>: 0.025642204719667997 <text:s/></text:p>
      <text:p text:style-name="P1">17 <text:s/>: 0.025642204719667997 <text:s/></text:p>
      <text:p text:style-name="P1">22 <text:s/>: 0.02506308242493298 <text:s/></text:p>
      <text:p text:style-name="P1">10 <text:s/>: 0.02460932391817009 <text:s/></text:p>
      <text:p text:style-name="P1">['We aimed to characterize the clinical features of hospitalized patients with confirmed or suspected COVID-19, and develop a mortality risk index for COVID-19 patients.', 'Based on baseline data, least absolute shrinkage and selection operator (LASSO) algorithm and logistic regression model were used to construct a nomogram for risk prediction in the train cohort.', 'Conclusion: The ACP index can predict COVID-19 related short-term mortality, which may be a useful and convenient tool for quickly establishing a COVID-19 hierarchical management system that can greatly reduce the medical burden and therefore mortality in highly endemic areas.', 'Based on these features, we generated the nomogram, which has remarkably high diagnostic accuracy in distinguishing individuals who exacerbated to severe COVID-19 from non-severe COVID-19 (AUC 0.912 [95% CI 0.846-0.978]) in the train cohort with a sensitivity of 85.71 % and specificity of 87.58% ; 0.853 [0.790-0.916] in validation cohort with a sensitivity of 77.5 % and specificity of 78.4%.', 'We compared the demographic, clinical, and laboratory data between severe and non-severe group.', 'At present, there is no reliable risk stratification tool for non-severe COVID-19 patients at admission.', 'During a median follow-up of 8.4 days (IQR, 5.8 - 12.0), 39 patients died with a 12-day cumulative mortality of 8.7% (95% CI, 5.9% to 11.5%).', 'Results: Of 577 patients with at least one post-admission evaluation, the median age was 55 years (interquartile range [IQR], 39 - 66); 254 (44.0%) were men; 22.8% (100/438) were severe pneumonia on admission, and 37.7% (75/199) patients were SARS-CoV-2 positive.', 'A simple mortality risk index (called ACP index), composed of Age and C-reactive Protein, was developed.', 'The calibration curve for probability of severe COVID-19 showed optimal agreement between prediction by nomogram and actual observation.', 'The predictive accuracy and discriminative ability of nomogram were evaluated by area under the curve (AUC) and calibration curve.', 'Chest CT, complete blood counts with differential, and C-reactive protein are all central to their algorithm, and none are routinely available in Uganda.', 'The clinical, laboratory and radiological data were comparable between positive and negative SARS-CoV-2 patients.', 'Background Severe cases of coronavirus disease 2019 (COVID-19) rapidly develop acute respiratory distress leading to respiratory failure, with high short-term mortality rates.', 'Interpretation Our nomogram could help clinicians to early identify patients who will exacerbate to severe COVID-19.', 'DCA and CICA further indicated that our nomogram conferred significantly high clinical net benefit.', 'Patients who deteriorated to severe or critical COVID-19 and patients who kept non-severe state were assigned to the severe and non-severe group, respectively.', 'All patients with non-severe COVID-19 during hospitalization were followed for more than 15 days after admission.', 'Findings The train cohort consisted of 189 patients, while the two independent validation cohorts consisted of 165 and 18 patients.', 'Methods SARS-CoV-2 <text:soft-page-break/>infected patients from one center in Wuhan city and two centers in Guangzhou city, China were included retrospectively.']</text:p>
      <text:p text:style-name="P1"/>
      <text:p text:style-name="P2">QUESTION 12</text:p>
      <text:p text:style-name="P2"/>
      <text:p text:style-name="P2">Enter question number : 12</text:p>
      <text:p text:style-name="P2">7yzib4j0 <text:s/>: 0.011041190118768834 <text:s/></text:p>
      <text:p text:style-name="P2">aywyllts <text:s/>: 0.010619069048334736 <text:s/></text:p>
      <text:p text:style-name="P2">5c579tli <text:s/>: 0.010331544315250817 <text:s/></text:p>
      <text:p text:style-name="P2">5nkrrqqw <text:s/>: 0.010268928387404718 <text:s/></text:p>
      <text:p text:style-name="P2">yye9soss <text:s/>: 0.009911561601505546 <text:s/></text:p>
      <text:p text:style-name="P2">465ltmml <text:s/>: 0.0096798014088792 <text:s/></text:p>
      <text:p text:style-name="P2">wf5p0ecl <text:s/>: 0.009641759920412205 <text:s/></text:p>
      <text:p text:style-name="P2">szsb1oan <text:s/>: 0.009601337883594087 <text:s/></text:p>
      <text:p text:style-name="P2">kzlmeqyr <text:s/>: 0.009486332473560354 <text:s/></text:p>
      <text:p text:style-name="P2">e2p46wa8 <text:s/>: 0.009384422747274015 <text:s/></text:p>
      <text:p text:style-name="P2">106 <text:s/>: 0.01151497921109553 <text:s/></text:p>
      <text:p text:style-name="P2">103 <text:s/>: 0.01150765913925118 <text:s/></text:p>
      <text:p text:style-name="P2">27 <text:s/>: 0.011152559704257093 <text:s/></text:p>
      <text:p text:style-name="P2">0 <text:s/>: 0.010877884873924914 <text:s/></text:p>
      <text:p text:style-name="P2">15 <text:s/>: 0.010836151374550275 <text:s/></text:p>
      <text:p text:style-name="P2">28 <text:s/>: 0.010768631318302371 <text:s/></text:p>
      <text:p text:style-name="P2">80 <text:s/>: 0.01073196899200584 <text:s/></text:p>
      <text:p text:style-name="P2">48 <text:s/>: 0.01040713886461721 <text:s/></text:p>
      <text:p text:style-name="P2">31 <text:s/>: 0.010342781739713432 <text:s/></text:p>
      <text:p text:style-name="P2">41 <text:s/>: 0.010252260222231016 <text:s/></text:p>
      <text:p text:style-name="P2">56 <text:s/>: 0.010229365753702 <text:s/></text:p>
      <text:p text:style-name="P2">87 <text:s/>: 0.010210616428772721 <text:s/></text:p>
      <text:p text:style-name="P2">20 <text:s/>: 0.010140743541767938 <text:s/></text:p>
      <text:p text:style-name="P2">23 <text:s/>: 0.010047091028227347 <text:s/></text:p>
      <text:p text:style-name="P2">101 <text:s/>: 0.01003614074514663 <text:s/></text:p>
      <text:p text:style-name="P2">47 <text:s/>: 0.009963108213494954 <text:s/></text:p>
      <text:p text:style-name="P2">25 <text:s/>: 0.009930195532580436 <text:s/></text:p>
      <text:p text:style-name="P2">110 <text:s/>: 0.009904905564332116 <text:s/></text:p>
      <text:p text:style-name="P2">26 <text:s/>: 0.009894658354975307 <text:s/></text:p>
      <text:p text:style-name="P2">1 <text:s/>: 0.009864360802665189 <text:s/></text:p>
      <text:p text:style-name="P2">['Although isolation is probably always a desirable public health measure, quarantine is more controversial.', 'Even if traditional public health measures are not able to fully contain the outbreak of COVID-19, they will still be effective in reducing peak incidence and global deaths.', 'Abstract During the 2003 Severe Acute Respiratory Syndrome (SARS) outbreak, traditional intervention measures such as quarantine and border control were found to be useful in containing the outbreak.', 'Recent outbreak of coronavirus disease 2019 (COVID-19) in China has lead a global pandemic around the world.', 'The practical effectiveness of implementing intervention intensity might be varied with respect to cultures or other issues of certain county.', 'We used laboratory verified SARS case data and the detailed quarantine data in Taiwan, where over 150,000 people were quarantined during the 2003 outbreak, to formulate a mathematical model which incorporates Level A quarantine (of potentially exposed contacts of suspected SARS patients) and Level B quarantine (of travelers arriving at borders from SARS affected areas) implemented in Taiwan during the outbreak.', 'Overall, viral load above detection limit was detected until 14 and 25 days after symptoms onset and for 13 and 11 days after the first detection, respectively.', 'Unexpectedly, longer durations of quarantine did not lead to significant increase of anxiety level.', 'The combined impact of the two levels of quarantine had reduced the case number and deaths by almost a half.', 'Although <text:soft-page-break/>these measures were proven to be successful in stopping the outbreak in China, the potential adverse effects of countrywide quarantine have not been thoroughly investigated.', 'This information could help to inform future decisions about the restructuring of existing health services by governments, public health bodies and policy makers in response to public health crises such as COVID-19.', 'Before their availability, the canonical 14 days period of quarantine should be respected.', 'Three different interventions have been incorporated into the public health response policies; precautionary public health measures, isolation of infected people, and quarantine of exposed humans.', 'The possible trajectories of SARS epidemic depend on the levels of public health interventions as quarantine and precautionary public health measures greatly affected the transmissibility of the disease.', 'Although there are striking similarities between SARS and COVID-19, the differences in the virus characteristics will ultimately determine whether the same measures for SARS will also be successful for COVID-19.', 'Respondents experienced different forms of quarantine showed different anxiety levels.', 'Conclusion: Initial attack size is one of the determinants of whether SARS can successfully invade the community or not.', 'When isolation is ineffective, the use of quarantine will be most beneficial when there is significant asymptomatic transmission and if the asymptomatic period is neither very long nor very short.', 'Two of the most effective policy procedures to prevent new infections would be to apply stringent precautionary measures and to impose quicker and more effective quarantine of the exposed populace.', 'For controlling COVID-19 outbreaks, most countries take two typical intervention strategies: suppression approach like immediately lock-downing cities at epicentre of and mitigation; or mitigation approach that slows down but not stopping epidemic of COVID-19 for reducing peak healthcare demand.']</text:p>
      <text:p text:style-name="P2"/>
      <text:p text:style-name="P2">QUESTION 13</text:p>
      <text:p text:style-name="P2"/>
      <text:p text:style-name="P2">Enter question number : 13</text:p>
      <text:p text:style-name="P2">2ftw85xw <text:s/>: 0.028631414831663773 <text:s/></text:p>
      <text:p text:style-name="P2">eumuid3r <text:s/>: 0.027406481917971556 <text:s/></text:p>
      <text:p text:style-name="P2">shlcll6b <text:s/>: 0.02602188771201237 <text:s/></text:p>
      <text:p text:style-name="P2">7odpslba <text:s/>: 0.023917982241350312 <text:s/></text:p>
      <text:p text:style-name="P2">is20odaq <text:s/>: 0.02367374992529687 <text:s/></text:p>
      <text:p text:style-name="P2">ztcyvsoi <text:s/>: 0.022630566187990427 <text:s/></text:p>
      <text:p text:style-name="P2">lasv4e6a <text:s/>: 0.02258441171954529 <text:s/></text:p>
      <text:p text:style-name="P2">msohf5oa <text:s/>: 0.022514559885391954 <text:s/></text:p>
      <text:p text:style-name="P2">t8azymo7 <text:s/>: 0.022384119747594838 <text:s/></text:p>
      <text:p text:style-name="P2">ycrrsr5c <text:s/>: 0.022067531916158543 <text:s/></text:p>
      <text:p text:style-name="P2">26 <text:s/>: 0.01525346185589678 <text:s/></text:p>
      <text:p text:style-name="P2">18 <text:s/>: 0.015083248463454687 <text:s/></text:p>
      <text:p text:style-name="P2">12 <text:s/>: 0.014997425196149265 <text:s/></text:p>
      <text:p text:style-name="P2">14 <text:s/>: 0.014627701398706379 <text:s/></text:p>
      <text:p text:style-name="P2">49 <text:s/>: 0.014587728744443251 <text:s/></text:p>
      <text:p text:style-name="P2">0 <text:s/>: 0.014434843530808077 <text:s/></text:p>
      <text:p text:style-name="P2">76 <text:s/>: 0.01439998506057566 <text:s/></text:p>
      <text:p text:style-name="P2">39 <text:s/>: 0.01420106842357987 <text:s/></text:p>
      <text:p text:style-name="P2">53 <text:s/>: 0.013957471881909194 <text:s/></text:p>
      <text:p text:style-name="P2">58 <text:s/>: 0.013943533193672194 <text:s/></text:p>
      <text:p text:style-name="P2">35 <text:s/>: 0.013777260424959041 <text:s/></text:p>
      <text:p text:style-name="P2">54 <text:s/>: 0.01375196299210551 <text:s/></text:p>
      <text:p text:style-name="P2">36 <text:s/>: 0.013461856462886914 <text:s/></text:p>
      <text:p text:style-name="P2">34 <text:s/>: 0.01328754279345197 <text:s/></text:p>
      <text:p text:style-name="P2">1 <text:s/>: 0.013234649413338812 <text:s/></text:p>
      <text:p text:style-name="P2">65 <text:s/>: 0.013141709568670496 <text:s/></text:p>
      <text:p text:style-name="P2"><text:soft-page-break/>75 <text:s/>: 0.013062190456320047 <text:s/></text:p>
      <text:p text:style-name="P2">2 <text:s/>: 0.012977013103246927 <text:s/></text:p>
      <text:p text:style-name="P2">60 <text:s/>: 0.012935534039488822 <text:s/></text:p>
      <text:p text:style-name="P2">6 <text:s/>: 0.012800642630215657 <text:s/></text:p>
      <text:p text:style-name="P2">['53.42% of the patients tested positive in stool.', 'Routes of SARS-CoV-2 transmission are diversified and the main routes of transmission for COVID-19 are droplet transmission and close contact transmission.', 'The epidemic factors on the basis of knowledge of SARS-CoV-2 were discussed in this paper.', 'SARS-CoV-2 is a novel corona virus, the onset of COVID-19 is slow, and the pathogenesis of SARS-CoV-2 remains unclear and may lead to multiple organ damage.', 'The global impact of this new epidemic is yet uncertain.', 'A novel coronavirus, severe acute respiratory syndrome coronavirus 2 (SARS-CoV-2), emerged in Wuhan, Hubei Province in China in December 2019 and caused a serious type of pneumonia called coronavirus disease 2019 or COVID-19.', 'As of March 1, 2020, 79,968 patients in China and 7169 outside of China had tested positive for COVID19 and a mortality rate of 3.6% has been observed amongst Chinese patients.', 'The disease is transmitted by inhalation or contact with infected droplets and the incubation period ranges from 2 to 14 d. The symptoms are usually fever, cough, sore throat, breathlessness, fatigue, malaise among others.', 'The person-to-person transmission routes of 2019-nCoV included direct transmission, such as cough, sneeze, droplet inhalation transmission, and contact transmission, such as the contact with oral, nasal, and eye mucous membranes.', 'An acute respiratory disease, caused by a novel coronavirus (SARS-CoV-2, previously known as 2019-nCoV), the coronavirus disease 2019 (COVID-19) has spread throughout China and received worldwide attention.', 'Here, we summarize the known factors for the diverse transmission of MERS-CoV.', '2019-nCoV can also be transmitted through the saliva, and the fetalÃ¢â‚¬â€œoral routes may also be a potential person-to-person transmission route.', 'There is a new public health crises threatening the world with the emergence and spread of 2019 novel coronavirus (2019-nCoV) or the severe acute respiratory syndrome coronavirus 2 (SARS-CoV-2).', 'The actual contributing factors to the spread of MERS-CoV are yet to be systematically studied, but data to date suggest viral, host and environmental factors play a major role.', 'This epidemic quickly spread across China and extended to more than 20 other countries.', 'The clinical symptoms of COVID-19 patients include fever, cough, fatigue and a small population of patients appeared gastrointestinal infection symptoms.', 'Coronavirus disease 2019 (COVID19) is an infectious disease caused by severe acute respiratory syndrome coronavirus 2 (SARSCoV2), it was first identified in 2019 in Wuhan, China and has resulted in the 2019-20 coronavirus pandemic.', 'This commentary discusses the reasons for the fast spread of SARS-CoV-2 in three aspects: the infectious sources, including the biological nature of the virus; the susceptible population; and the transmission routes.', 'The emergence of SARS-CoV-2, since the severe acute respiratory syndrome coronavirus (SARS-CoV) in 2002 and Middle East respiratory syndrome coronavirus (MERS-CoV) in 2012, marked the third introduction of a highly pathogenic and large-scale epidemic coronavirus into the human population in the twenty-first century.', 'In this study, we used rabbits to further characterize the transmission potential of MERS-CoV.']</text:p>
      <text:p text:style-name="P2"/>
      <text:p text:style-name="P2"/>
      <text:p text:style-name="P2">QUESTION 14</text:p>
      <text:p text:style-name="P2"/>
      <text:p text:style-name="P2">Enter question number : 14</text:p>
      <text:p text:style-name="P2">etl9uwt7 <text:s/>: 0.2 <text:s/></text:p>
      <text:p text:style-name="P2">jjkf5gg3 <text:s/>: 0.2 <text:s/></text:p>
      <text:p text:style-name="P2">kb8dz8hd <text:s/>: 0.2 <text:s/></text:p>
      <text:p text:style-name="P2">nlzdto1h <text:s/>: 0.2 <text:s/></text:p>
      <text:p text:style-name="P2">yp38t4yb <text:s/>: 0.2 <text:s/></text:p>
      <text:p text:style-name="P2">1 <text:s/>: 0.050910514850243546 <text:s/></text:p>
      <text:p text:style-name="P2">10 <text:s/>: 0.04640474034487702 <text:s/></text:p>
      <text:p text:style-name="P2">4 <text:s/>: 0.04517666706802535 <text:s/></text:p>
      <text:p text:style-name="P2"><text:soft-page-break/>24 <text:s/>: 0.04407157901627996 <text:s/></text:p>
      <text:p text:style-name="P2">23 <text:s/>: 0.044010846837264694 <text:s/></text:p>
      <text:p text:style-name="P2">7 <text:s/>: 0.04282654892274304 <text:s/></text:p>
      <text:p text:style-name="P2">12 <text:s/>: 0.04282654892274304 <text:s/></text:p>
      <text:p text:style-name="P2">17 <text:s/>: 0.04282654892274304 <text:s/></text:p>
      <text:p text:style-name="P2">19 <text:s/>: 0.04282654892274304 <text:s/></text:p>
      <text:p text:style-name="P2">2 <text:s/>: 0.04108485224379324 <text:s/></text:p>
      <text:p text:style-name="P2">6 <text:s/>: 0.04108485224379324 <text:s/></text:p>
      <text:p text:style-name="P2">22 <text:s/>: 0.039703367653967855 <text:s/></text:p>
      <text:p text:style-name="P2">0 <text:s/>: 0.03814274370606745 <text:s/></text:p>
      <text:p text:style-name="P2">9 <text:s/>: 0.037675325263118044 <text:s/></text:p>
      <text:p text:style-name="P2">3 <text:s/>: 0.03640257409832704 <text:s/></text:p>
      <text:p text:style-name="P2">5 <text:s/>: 0.03640257409832704 <text:s/></text:p>
      <text:p text:style-name="P2">8 <text:s/>: 0.03640257409832704 <text:s/></text:p>
      <text:p text:style-name="P2">11 <text:s/>: 0.03640257409832704 <text:s/></text:p>
      <text:p text:style-name="P2">13 <text:s/>: 0.03640257409832704 <text:s/></text:p>
      <text:p text:style-name="P2">14 <text:s/>: 0.03640257409832704 <text:s/></text:p>
      <text:p text:style-name="P2">['Here, we report a super-spreading transmission chain of SARS-CoV-2 involving an index patient, seven cancer patients, 40 health care workers and four family members.', 'Conclusions: The super-spreading events were associated with the outbreak of COVID-19 in Wuhan and its impact on disease transmission warrants further investigation.', 'Results: We identified the index patient and another presumptive super-spreader, who initiated and amplified a super-spreading transmission chain associated with COVID-19, respectively.', 'Estimates of dispersion term (k) were 10 (95% CI: 5-56) or 22 (95% CI: 8-61) in Republic of Korea, and 13 (95% CI: 5-61) or 37 (95% CI: 13-61) in Italy, and all of which imply few super-spreading events.', 'We modeled the transmission process in Republic of Korea and Italy with a stochastic model and estimated the basic reproduction number R0 as 2.6 (95% CI: 2.3-2.9) or 3.2 (95% CI: 2.9-3.5) in Republic of Korea, under the assumption that the exponential growth starting on 31 January or 5 February 2020, and 2.6 (95% CI: 2.3-2.9) or 3.3 (95% CI: 3.0-3.6) in Italy, under the assumption that the exponential growth starting on 5 February or 10 February 2020.', 'We found the basic reproduction number, R0, to be around 2.2 (90% high density interval 1.4Ã¢â‚¬â€\x9d3.8), indicating the potential for sustained human-to-human transmission.', 'Understanding the transmission characteristics and the potential for sustained human-to-human transmission of 2019-nCoV is critically important for coordinating current screening and containment strategies, and determining whether the outbreak constitutes a public health emergency of international concern (PHEIC).', 'The finding that a significant portion of SARS-CoV-2 infected patients were tested negative for the serum specific IgM and IgG at the convalescent phase should be addressed by additional studies.', 'Approximately 87% (45/52) of the patients had fever or other symptoms, 96% (50/52) had abnormal chest CT-scan findings, 86% of the tested patients (39/45) were positive for SARS-CoV-2 in the nasopharyngeal or throat swab specimen, 85% of the tested patients (29/34) were positive for SARS-CoV-2-specific IgM and/or IgG, 15% of the RT-PCR positive patients were tested negative for the specific IgM and/or IgG at the convalescent phase, and 15% of the RT-PCR negative patients were tested positive for the specific IgM and/or IgG.', 'Each of them had an exposure history with the index patient or his close contacts.', 'Methods: We conducted a retrospective study to identify the index patient and the exposed individuals linked to a chain of transmission associated with COVID-19.', 'The novel coronavirus disease 2019 (COVID-19) outbreak and Italy has caused 6088 cases and 41 deaths in Republic of Korea and 3144 cases and 107 death in Italy by 5 March 2020.', 'Background: Super-spreading events were associated with the outbreaks of SARS and MERS, but their association with the outbreak of COVID-19 remains unknown.', 'All six fatal cases had comorbidities and five of the seven cancer patients (71%) died within 2-20 days of the disease onset.', 'These findings underline the importance of heightened screening, surveillance and control efforts, particularly at airports and other travel hubs, in order to prevent further international spread of 2019-nCoV.', 'Transmission <text:soft-page-break/>characteristics appear to be of a similar magnitude to severe acute respiratory syndrome-related coronavirus (SARS-CoV) and the 1918 pandemic influenza.', 'We performed stochastic simulations of early outbreak trajectories that are consistent with the epidemiological findings to date.', 'As of January 23, 2020, 655 cases have been confirmed in China and several other countries.', 'Chinese authorities later identified a new coronavirus (2019-nCoV) as the causative agent of the outbreak.', 'Through more in-depth and comprehensive statistical analysis, we conclude that there is no difference in the transmission rates of coronavirus between the symptomatic and asymptomatic patients, which is consistent with the original findings in Chen et al.1 If the covid-19 virus is transmitted largely by superspreaders, it might not go pandemic, reports Debora MacKenzie ABSTRACTOn December 31, 2019, the World Health Organization was notified about a cluster of pneumonia of unknown aetiology in the city of Wuhan, China.']</text:p>
      <text:p text:style-name="P2"/>
      <text:p text:style-name="P2">QUESTION 15</text:p>
      <text:p text:style-name="P2"/>
      <text:p text:style-name="P2">Enter question number : 15</text:p>
      <text:p text:style-name="P2">8qtintwl <text:s/>: 0.1061442835744222 <text:s/></text:p>
      <text:p text:style-name="P2">k9xhphpl <text:s/>: 0.08777264310201008 <text:s/></text:p>
      <text:p text:style-name="P2">x3b6j5d0 <text:s/>: 0.08777264310201008 <text:s/></text:p>
      <text:p text:style-name="P2">4ah705nc <text:s/>: 0.07981227002461751 <text:s/></text:p>
      <text:p text:style-name="P2">75u57fw1 <text:s/>: 0.07981227002461751 <text:s/></text:p>
      <text:p text:style-name="P2">9igk3ke1 <text:s/>: 0.07981227002461751 <text:s/></text:p>
      <text:p text:style-name="P2">dja61uxv <text:s/>: 0.07981227002461751 <text:s/></text:p>
      <text:p text:style-name="P2">hiw576og <text:s/>: 0.07981227002461751 <text:s/></text:p>
      <text:p text:style-name="P2">ic599zbg <text:s/>: 0.07981227002461751 <text:s/></text:p>
      <text:p text:style-name="P2">jxr0phr1 <text:s/>: 0.07981227002461751 <text:s/></text:p>
      <text:p text:style-name="P2">50 <text:s/>: 0.01779329688234383 <text:s/></text:p>
      <text:p text:style-name="P2">35 <text:s/>: 0.017254185807760523 <text:s/></text:p>
      <text:p text:style-name="P2">68 <text:s/>: 0.01662101473601332 <text:s/></text:p>
      <text:p text:style-name="P2">13 <text:s/>: 0.01632618435465358 <text:s/></text:p>
      <text:p text:style-name="P2">46 <text:s/>: 0.016171403049212586 <text:s/></text:p>
      <text:p text:style-name="P2">18 <text:s/>: 0.0159753576442951 <text:s/></text:p>
      <text:p text:style-name="P2">56 <text:s/>: 0.01583839140093469 <text:s/></text:p>
      <text:p text:style-name="P2">5 <text:s/>: 0.01527261322571674 <text:s/></text:p>
      <text:p text:style-name="P2">64 <text:s/>: 0.015229405683950656 <text:s/></text:p>
      <text:p text:style-name="P2">61 <text:s/>: 0.015179947462999515 <text:s/></text:p>
      <text:p text:style-name="P2">6 <text:s/>: 0.01508655108977818 <text:s/></text:p>
      <text:p text:style-name="P2">33 <text:s/>: 0.01503775298762485 <text:s/></text:p>
      <text:p text:style-name="P2">22 <text:s/>: 0.014913637763248947 <text:s/></text:p>
      <text:p text:style-name="P2">3 <text:s/>: 0.014875432881801327 <text:s/></text:p>
      <text:p text:style-name="P2">66 <text:s/>: 0.014871081940205593 <text:s/></text:p>
      <text:p text:style-name="P2">20 <text:s/>: 0.014770055415207673 <text:s/></text:p>
      <text:p text:style-name="P2">36 <text:s/>: 0.014667017927925937 <text:s/></text:p>
      <text:p text:style-name="P2">26 <text:s/>: 0.014612574536431487 <text:s/></text:p>
      <text:p text:style-name="P2">14 <text:s/>: 0.014521932656847281 <text:s/></text:p>
      <text:p text:style-name="P2">28 <text:s/>: 0.014520436528730939 <text:s/></text:p>
      <text:p text:style-name="P2">['Many of those who eventually died, did so in the critical (intensive) care units of various hospitals around the world, and many secondary cases of SARS arose in healthcare workers looking after such patients in these units.', 'This literature review aims to presents accredited and the most current studies pertaining to the basic sciences of SARS-CoV-2, clinical presentation and disease course of COVID-19, public health interventions, and current epidemiological developments.', 'While specific treatment is not yet coming soon, individual risk assessment and management strategies are crucial.', 'The stability of the virus at different temperatures and relative humidity on smooth <text:soft-page-break/>surfaces were studied.', 'Furthermore, the biochemistry of the major candidates for novel therapies is briefly reviewed and a summary of their current status in the clinical trials is presented.', 'Summary Currently, the emergence of a novel human coronavirus, SARS-CoV-2, has become a global health concern causing severe respiratory tract infections in humans.', 'This review focuses on the implications of SARS for healthcare workers and patients on critical care units.', 'Finally, mechanisms of transmission from inanimate surfaces to patients are highlighted.', 'With all tested preparations, SARS-CoV was inactivated to below the limit of detection (reduction factor mostly Ã¢â€°Â¥4), regardless of the type of organic load.', 'Three surface disinfectants were investigated at 0.5% for 30min and 60min (Mikrobac forte, based on benzalkonium chloride and laurylamine; Kohrsolin FF, based on benzalkonium chloride, glutaraldehyde and didecyldimonium chloride; Dismozon pur, based on magnesium monoperphthalate), and one instrument disinfectant was investigated at 4% for 15min, 3% for 30min and 2% for 60min [Korsolex basic, based on glutaraldehyde and (ethylenedioxy)dimethanol].', 'Within the multi-barrier strategy of the prevention of HAI, environmental disinfection policies should be based on risk assessments for surfaces with different risks for cross contamination such as high- and low-touched surfaces with appropriate standards for adequate disinfection measures under consideration of the persistence and infectious dose of the pathogens.', 'There are multiple parameters of the clinical course and management of the COVID-19 that need optimization.', 'The analysis of 22 studies reveals that human coronaviruses such as Severe Acute Respiratory Syndrome (SARS) coronavirus, Middle East Respiratory Syndrome (MERS) coronavirus or endemic human coronaviruses (HCoV) can persist on inanimate surfaces like metal, glass or plastic for up to 9 days, but can be efficiently inactivated by surface disinfection procedures with 62Ã¢â‚¬â€œ71% ethanol, 0.5% hydrogen peroxide or 0.1% sodium hypochlorite within 1 minute.', 'This chapter will elaborate the role of surfaces in the transmission of pathogens.', 'A novel human coronavirus, now named severe acute respiratory syndrome coronavirus 2 (SARS-CoV-2, referred to as HCoV-19 here) that emerged in Wuhan, China in late 2019 is now causing a pandemic.', 'We therefore reviewed the literature on all available information about the persistence of human and veterinary coronaviruses on inanimate surfaces as well as inactivation strategies with biocidal agents used for chemical disinfection, e.g.', 'The review on basic sciences aims to clarify the jargon in virology, describe the virion structure of SARS-CoV-2 and present pertinent details relevant to clinical practice.', 'As of March 1, 2020, 79,968 patients in China and 7169 outside of China had tested positive for COVID19 and a mortality rate of 3.6% has been observed amongst Chinese patients.', 'The dried virus on smooth surfaces retained its viability for over 5 days at temperatures of 22Ã¢â‚¬â€œ25Ã‚Â°C and relative humidity of 40Ã¢â‚¬â€œ50%, that is, typical air-conditioned environments.', 'The virus can remain viable for up to three days on plastic and stainless steel or in aerosols for upto 3 hours and is relatively more stable than the known human coronaviruses.']</text:p>
      <text:p text:style-name="P2"/>
      <text:p text:style-name="P3">QUESTION 16</text:p>
      <text:p text:style-name="P3"/>
      <text:p text:style-name="P3">Enter question number : 16</text:p>
      <text:p text:style-name="P3">80dfqjql <text:s/>: 0.09900987128865447 <text:s/></text:p>
      <text:p text:style-name="P3">h2h4bnd5 <text:s/>: 0.09900987128865447 <text:s/></text:p>
      <text:p text:style-name="P3">k9xhphpl <text:s/>: 0.09900987128865447 <text:s/></text:p>
      <text:p text:style-name="P3">rike3ukb <text:s/>: 0.09900987128865447 <text:s/></text:p>
      <text:p text:style-name="P3">wurtjgn2 <text:s/>: 0.09900987128865446 <text:s/></text:p>
      <text:p text:style-name="P3">d3wobkq3 <text:s/>: 0.08415844059278794 <text:s/></text:p>
      <text:p text:style-name="P3">dja61uxv <text:s/>: 0.08415844059278794 <text:s/></text:p>
      <text:p text:style-name="P3">fez60jyn <text:s/>: 0.08415844059278794 <text:s/></text:p>
      <text:p text:style-name="P3">hiw576og <text:s/>: 0.08415844059278794 <text:s/></text:p>
      <text:p text:style-name="P3">vsinwqnr <text:s/>: 0.08415844059278794 <text:s/></text:p>
      <text:p text:style-name="P3">43 <text:s/>: 0.021461726247808247 <text:s/></text:p>
      <text:p text:style-name="P3">0 <text:s/>: 0.020873124293180292 <text:s/></text:p>
      <text:p text:style-name="P3"><text:soft-page-break/>37 <text:s/>: 0.020188561277723605 <text:s/></text:p>
      <text:p text:style-name="P3">36 <text:s/>: 0.020087153853384398 <text:s/></text:p>
      <text:p text:style-name="P3">20 <text:s/>: 0.019896574759088737 <text:s/></text:p>
      <text:p text:style-name="P3">7 <text:s/>: 0.01952371780881674 <text:s/></text:p>
      <text:p text:style-name="P3">12 <text:s/>: 0.019103435113616948 <text:s/></text:p>
      <text:p text:style-name="P3">57 <text:s/>: 0.019086679271590707 <text:s/></text:p>
      <text:p text:style-name="P3">3 <text:s/>: 0.018732338185250663 <text:s/></text:p>
      <text:p text:style-name="P3">31 <text:s/>: 0.018570546156115822 <text:s/></text:p>
      <text:p text:style-name="P3">25 <text:s/>: 0.01822698306307826 <text:s/></text:p>
      <text:p text:style-name="P3">18 <text:s/>: 0.01794105022606151 <text:s/></text:p>
      <text:p text:style-name="P3">21 <text:s/>: 0.017922936360482075 <text:s/></text:p>
      <text:p text:style-name="P3">54 <text:s/>: 0.01788970122446592 <text:s/></text:p>
      <text:p text:style-name="P3">13 <text:s/>: 0.017845164698011957 <text:s/></text:p>
      <text:p text:style-name="P3">22 <text:s/>: 0.017774462623356493 <text:s/></text:p>
      <text:p text:style-name="P3">49 <text:s/>: 0.017726551739192607 <text:s/></text:p>
      <text:p text:style-name="P3">30 <text:s/>: 0.017683580857554965 <text:s/></text:p>
      <text:p text:style-name="P3">41 <text:s/>: 0.017389773911380666 <text:s/></text:p>
      <text:p text:style-name="P3">47 <text:s/>: 0.017343134285767933 <text:s/></text:p>
      <text:p text:style-name="P3">['Results: 245 surface samples were collected from 30 rooms of COVID-19 patients, and air sampling was conducted in 3 rooms.', 'Importance A large number of healthcare workers (HCWs) were infected by SARS-CoV-2 during the ongoing outbreak of COVID-19 in Wuhan, China.', 'Objective: To detect the surface and air contamination by SARS-CoV-2 and study the associated patient-level factors.', 'Background: Understanding the particle size distribution in the air and patterns of environmental contamination of SARS-CoV-2 is essential for infection prevention policies.', 'The analysis of 22 studies reveals that human coronaviruses such as Severe Acute Respiratory Syndrome (SARS) coronavirus, Middle East Respiratory Syndrome (MERS) coronavirus or endemic human coronaviruses (HCoV) can persist on inanimate surfaces like metal, glass or plastic for up to 9 days, but can be efficiently inactivated by surface disinfection procedures with 62Ã¢â‚¬â€œ71% ethanol, 0.5% hydrogen peroxide or 0.1% sodium hypochlorite within 1 minute.', 'The SARS-CoV-2 RNAs were detected by reverse transcription-PCR (RT-PCR).', 'Conclusions and Relevance Many surfaces were contaminated with SARS-CoV-2 across the hospital in various patient care areas, commonly used objects, medical equipment, and PPE.', 'Collaboration at the local, regional, national, and international level offers the best chance of survival for the critically ill. A novel human coronavirus, now named severe acute respiratory syndrome coronavirus 2 (SARS-CoV-2, referred to as HCoV-19 here) that emerged in Wuhan, China in late 2019 is now causing a pandemic.', 'Objective To investigate the extent to which SARS-CoV-2 contaminates healthcare settings, including to identify function zones of the hospital with the highest contamination levels and to identify the most contaminated objects, and personal protection equipment (PPE) in Wuhan, China.', 'Human-to-human transmissions have been described, probably via droplets but possibly also via contaminated hands or surfaces.', 'A robust droplet digital polymerase chain reaction (ddPCR) method was employed to quantitate the viral SARS-CoV-2 RNA genome and determine aerosol RNA concentration.ResultsThe ICU, CCU and general patient rooms inside Renmin, patient hall inside Fangcang had undetectable or low airborne SARS-CoV-2 concentration but deposition samples inside ICU and air sample in Fangcang patient toilet tested positive.', 'We therefore reviewed the literature on all available information about the persistence of human and veterinary coronaviruses on inanimate surfaces as well as inactivation strategies with biocidal agents used for chemical disinfection, e.g.', 'Other biocidal agents such as 0.05Ã¢â‚¬â€œ0.2% benzalkonium chloride or 0.02% chlorhexidine digluconate are less effective.', 'ICU practitioners, hospital administrators, governments, and policy makers must prepare for a substantial increase in critical care bed capacity, with a focus not just on infrastructure and supplies, but also on staff management.', 'The 13 hospital function zones were classified into four contamination levels.', 'As no specific therapies are available for SARS-CoV-2, early containment <text:soft-page-break/>and prevention of further spread will be crucial to stop the ongoing outbreak and to control this novel infectious thread.', 'Conclusion: Environmental contamination was detected in rooms with COVID-19 patients in early stages of illness, but was significantly less after day 7 of disease.', 'Summary The novel human coronavirus 2019-nCoV has become a global health concern causing severe respiratory tract infections in humans.', 'Measurements: Extent of environmental surface contamination in AIIRs of 30 COVID-19 patients by PCR on environmental swabs.', 'In a single subject at day 9 of symptoms, no SARS-CoV-2 PCR-positive particles were detected.']</text:p>
      <text:p text:style-name="P3"/>
      <text:p text:style-name="P3">QUESTION 17</text:p>
      <text:p text:style-name="P3"/>
      <text:p text:style-name="P3">Enter question number : 17</text:p>
      <text:p text:style-name="P3">t1wpujpm <text:s/>: 0.027779174891809755 <text:s/></text:p>
      <text:p text:style-name="P3">c8ksqtot <text:s/>: 0.02733094936128169 <text:s/></text:p>
      <text:p text:style-name="P3">iwsa760n <text:s/>: 0.02625874202019361 <text:s/></text:p>
      <text:p text:style-name="P3">wmfcwqfw <text:s/>: 0.025953882776153493 <text:s/></text:p>
      <text:p text:style-name="P3">vyayyk50 <text:s/>: 0.025847665981715902 <text:s/></text:p>
      <text:p text:style-name="P3">vxqdfiel <text:s/>: 0.02563408677182272 <text:s/></text:p>
      <text:p text:style-name="P3">jc9ugexn <text:s/>: 0.025272306538230177 <text:s/></text:p>
      <text:p text:style-name="P3">w02mylsc <text:s/>: 0.025090866352322834 <text:s/></text:p>
      <text:p text:style-name="P3">nrnc8u28 <text:s/>: 0.0249424644386677 <text:s/></text:p>
      <text:p text:style-name="P3">o8j17zzs <text:s/>: 0.02471020597579894 <text:s/></text:p>
      <text:p text:style-name="P3">33 <text:s/>: 0.010772546117689541 <text:s/></text:p>
      <text:p text:style-name="P3">20 <text:s/>: 0.010495350461449315 <text:s/></text:p>
      <text:p text:style-name="P3">39 <text:s/>: 0.010027753173978632 <text:s/></text:p>
      <text:p text:style-name="P3">2 <text:s/>: 0.009884719839505562 <text:s/></text:p>
      <text:p text:style-name="P3">62 <text:s/>: 0.009852224915906753 <text:s/></text:p>
      <text:p text:style-name="P3">40 <text:s/>: 0.00985204174849487 <text:s/></text:p>
      <text:p text:style-name="P3">89 <text:s/>: 0.009698895581993373 <text:s/></text:p>
      <text:p text:style-name="P3">13 <text:s/>: 0.00959614800151159 <text:s/></text:p>
      <text:p text:style-name="P3">49 <text:s/>: 0.009585347892763501 <text:s/></text:p>
      <text:p text:style-name="P3">100 <text:s/>: 0.00958298916953413 <text:s/></text:p>
      <text:p text:style-name="P3">15 <text:s/>: 0.009442414485713257 <text:s/></text:p>
      <text:p text:style-name="P3">31 <text:s/>: 0.00936993325337235 <text:s/></text:p>
      <text:p text:style-name="P3">7 <text:s/>: 0.009177390577541928 <text:s/></text:p>
      <text:p text:style-name="P3">14 <text:s/>: 0.009155495489961245 <text:s/></text:p>
      <text:p text:style-name="P3">4 <text:s/>: 0.009129554027113216 <text:s/></text:p>
      <text:p text:style-name="P3">97 <text:s/>: 0.00909020147180732 <text:s/></text:p>
      <text:p text:style-name="P3">79 <text:s/>: 0.008932074704520336 <text:s/></text:p>
      <text:p text:style-name="P3">112 <text:s/>: 0.008892717335561913 <text:s/></text:p>
      <text:p text:style-name="P3">46 <text:s/>: 0.008870245498874867 <text:s/></text:p>
      <text:p text:style-name="P3">38 <text:s/>: 0.00882121627141593 <text:s/></text:p>
      <text:p text:style-name="P3">['Therefore, we conducted a systematic review of the clinical trials of COVID-19 to summarize the characteristics of the COVID-19 registered clinical trials.', 'Hospitalized adult patients with laboratory-confirmed MERS will be enrolled in this recursive, two-stage, group sequential, multicenter, placebo-controlled, double-blind randomized controlled trial.', 'A majority of clinical trials were sponsored by Chinese hospitals.', 'Methods: A review of currently registered clinical trials was performed on registries, including the Chinese (chictr.org.cn) and US (clinicaltrials.gov) databases to identify relevant studies up to March, 7th 2020.', 'Secondary outcomes include mortality at 28 days, proportion of negative test for SARS-CoV-2 at 7 days and time to clinical recovery.', 'Only 11 trials have begun to recruit patients, and none of the registered clinical trials had been completed; 34 trials were early clinical exploratory trials or in a pre-experiment stage, 15 trials belonged to phrase Ã¢â€¦Â¢ and 4 trials were phrase Ã¢â€¦Â£.', 'Hence, we performed a search in <text:soft-page-break/>March 2020 of the clinicaltrials.gov database.', 'Only 52% of the clinical trials reported the treatment dose (n=60) and only 34% (n=39) the duration.', 'Introduction: the current worldwide outbreak of Coronavirus disease 2019 (COVID-19) due to a novel coronavirus (SARS-CoV-2) is seriously threatening the public health.', 'Methods: A systematic review protocol was developed based on PRISMA Statement.', 'Interpretation: Numerous clinical trials have been registered since the beginning of the COVID-19 outbreak, however, a number of information regarding drugs or trial design were lacking.', 'Background: Since the outbreak of coronavirus disease 2019 (COVID-19), many researchers in China have immediately carried out clinical research scheme of the COVID-19.', 'However, 62 trials (54%) did not describe the phase of the study.', 'The primary outcome was clinical in 76 studies (66%), virological in 27 (23%); radiological in 9 (8%) or immunological in three studies (3%).', 'We included interventional clinical trials focusing on patients with COVID-19 and assessing antiviral drugs or agents.', 'Background: SARS-CoV-2 is the cause of the COVID-19 that has been declared a global pandemic by the WHO in 2020.', 'DISCUSSION: The present coronavirus outbreak is the third serious global coronavirus outbreak in the past two decades.', 'We reviewed the characteristics of interventional trials from Chinese Clinical Trial Registration (ChiCTR) and ClinicalTrials.gov.', 'Conclusions: Disorderly and intensive clinical trials of COVID-19 using traditional Chinese medicine and western medicine are ongoing or will being carried out in China.', 'Results: A total of 75 registered clinical trials (63 interventional studies and 12 observational studies) of COVID-19 were obtained.']</text:p>
      <text:p text:style-name="P3"/>
      <text:p text:style-name="P3">QUESTION 18</text:p>
      <text:p text:style-name="P3"/>
      <text:p text:style-name="P3">Enter question number : 18 </text:p>
      <text:p text:style-name="P3">fp9q8ayj <text:s/>: 0.03816275828504467 <text:s/></text:p>
      <text:p text:style-name="P3">oi290bsa <text:s/>: 0.03618675613420857 <text:s/></text:p>
      <text:p text:style-name="P3">ropgq7tr <text:s/>: 0.035563964810790216 <text:s/></text:p>
      <text:p text:style-name="P3">f3w2gu8c <text:s/>: 0.03543169666839874 <text:s/></text:p>
      <text:p text:style-name="P3">i8w88cb0 <text:s/>: 0.03536222791776269 <text:s/></text:p>
      <text:p text:style-name="P3">vwu27sw2 <text:s/>: 0.03376854934789419 <text:s/></text:p>
      <text:p text:style-name="P3">edspdu5x <text:s/>: 0.033697812977102275 <text:s/></text:p>
      <text:p text:style-name="P3">vpodtbjk <text:s/>: 0.033385418044249514 <text:s/></text:p>
      <text:p text:style-name="P3">kl9huu33 <text:s/>: 0.03327685243681597 <text:s/></text:p>
      <text:p text:style-name="P3">1vcc1khg <text:s/>: 0.033214941900930925 <text:s/></text:p>
      <text:p text:style-name="P3">64 <text:s/>: 0.012790682514746972 <text:s/></text:p>
      <text:p text:style-name="P3">7 <text:s/>: 0.012745570419618291 <text:s/></text:p>
      <text:p text:style-name="P3">67 <text:s/>: 0.012618731670659774 <text:s/></text:p>
      <text:p text:style-name="P3">80 <text:s/>: 0.012510603953428234 <text:s/></text:p>
      <text:p text:style-name="P3">10 <text:s/>: 0.012375050996519763 <text:s/></text:p>
      <text:p text:style-name="P3">40 <text:s/>: 0.011989214956532426 <text:s/></text:p>
      <text:p text:style-name="P3">1 <text:s/>: 0.011836723828433957 <text:s/></text:p>
      <text:p text:style-name="P3">3 <text:s/>: 0.011626347008329582 <text:s/></text:p>
      <text:p text:style-name="P3">78 <text:s/>: 0.011275605360627126 <text:s/></text:p>
      <text:p text:style-name="P3">0 <text:s/>: 0.01120509881299446 <text:s/></text:p>
      <text:p text:style-name="P3">95 <text:s/>: 0.011175871985447273 <text:s/></text:p>
      <text:p text:style-name="P3">90 <text:s/>: 0.011167341240430718 <text:s/></text:p>
      <text:p text:style-name="P3">60 <text:s/>: 0.011130608576608591 <text:s/></text:p>
      <text:p text:style-name="P3">29 <text:s/>: 0.011102480199672539 <text:s/></text:p>
      <text:p text:style-name="P3">23 <text:s/>: 0.011017832284438494 <text:s/></text:p>
      <text:p text:style-name="P3">83 <text:s/>: 0.011007832966437692 <text:s/></text:p>
      <text:p text:style-name="P3">58 <text:s/>: 0.010975207164984922 <text:s/></text:p>
      <text:p text:style-name="P3">46 <text:s/>: 0.010915103382259246 <text:s/></text:p>
      <text:p text:style-name="P3">75 <text:s/>: 0.010875835521326014 <text:s/></text:p>
      <text:p text:style-name="P3"><text:soft-page-break/>62 <text:s/>: 0.010843206578536534 <text:s/></text:p>
      <text:p text:style-name="P3">['This literature review aims to presents accredited and the most current studies pertaining to the basic sciences of SARS-CoV-2, clinical presentation and disease course of COVID-19, public health interventions, and current epidemiological developments.', 'The molded N95 mask however tolerated only 1 cycle.', 'Additionally, the clinical and epidemiological differences between COVID-19 and other infections causing outbreaks (SARS, MERS, H1N1) are elucidated.', 'To alleviate this, many methods of N95 mask sterilization have been studied and proposed with the hope of being able to safely reuse masks.', 'In particular, single use disposable N95 face masks have been limited in supply.', 'Personal protective equipment (PPE), including surgical masks and N95 respirators, is crucially important to the safety of both patients and medical personnel, particularly in the event of infectious pandemics.', 'In particular, the supply of N95 respirator masks has become severely depleted with supplies having to be rationed and health care workers having to use masks for prolonged periods in many countries.', 'In addition, we sought to determine whether masks would tolerate repeated cycles of decontamination while maintaining structural and functional integrity.', 'The current COVID-19 pandemic has led to a dramatic shortage of masks and other personal protective equipment (PPE) in hospitals around the globe.', 'The response to the COVID19 epidemic is generating severe shortages of personal protective equipment around the world.', 'In particular, we examined the optimal deployment of face masks when resources are limited.', 'Even more importantly, they argue against using the qualitative fit test alone to assess mask integrity.', 'This suggests that reusable respirators are an acceptable alternative to N95 respirators in health care and offer 1 viable solution to prevent pandemic-generated respirator shortages.', 'Currently, controlling infection to prevent the spread of SARS-CoV-2 is the primary public healthcare intervention used.', 'The protective effect of wearing masks in Asia (OR = 0.31) appeared to be higher than that of Western countries (OR = 0.45).', 'Significant literature exists supporting the use of gamma radiation as a sterilization method, with viral inactivation of SARS-CoV reported at doses of at most 10 kGy, with other studies supporting 5 kGy for many types of viruses.', 'For all user groups, reusable respirators were significantly more likely (odds ratios 2.3-7.7) to be preferred over N95 filtering facepiece respirators in higher risk scenarios compared to Ã¢â‚¬Å“usual circumstanceÃ¢â‚¬Â\x9d scenarios.', 'The primary obstacle to this approach is the possibility the UV radiation levels vary within BSCs.', 'Furthermore, the biochemistry of the major candidates for novel therapies is briefly reviewed and a summary of their current status in the clinical trials is presented.', 'There are multiple parameters of the clinical course and management of the COVID-19 that need optimization.']</text:p>
      <text:p text:style-name="P3"/>
      <text:p text:style-name="P3">QUESTION 19</text:p>
      <text:p text:style-name="P3"/>
      <text:p text:style-name="P3">Enter question number : 19</text:p>
      <text:p text:style-name="P3">9knjvncy <text:s/>: 0.07533231192452566 <text:s/></text:p>
      <text:p text:style-name="P3">c1n994j6 <text:s/>: 0.0682902882790079 <text:s/></text:p>
      <text:p text:style-name="P3">sxsrz60h <text:s/>: 0.0682814836006424 <text:s/></text:p>
      <text:p text:style-name="P3">gt2g1but <text:s/>: 0.06817927469889323 <text:s/></text:p>
      <text:p text:style-name="P3">eyigl0wz <text:s/>: 0.06638830658996997 <text:s/></text:p>
      <text:p text:style-name="P3">lyewg2c9 <text:s/>: 0.06597098329089937 <text:s/></text:p>
      <text:p text:style-name="P3">02azobp3 <text:s/>: 0.06555406169865408 <text:s/></text:p>
      <text:p text:style-name="P3">gyaxcvf7 <text:s/>: 0.0645064570067529 <text:s/></text:p>
      <text:p text:style-name="P3">jlvcebhn <text:s/>: 0.06120172029663916 <text:s/></text:p>
      <text:p text:style-name="P3">yr1dq258 <text:s/>: 0.058890945718985836 <text:s/></text:p>
      <text:p text:style-name="P3">61 <text:s/>: 0.010881093662072492 <text:s/></text:p>
      <text:p text:style-name="P3">81 <text:s/>: 0.010836808190266828 <text:s/></text:p>
      <text:p text:style-name="P3">21 <text:s/>: 0.010827122424419177 <text:s/></text:p>
      <text:p text:style-name="P3">93 <text:s/>: 0.010489682529482095 <text:s/></text:p>
      <text:p text:style-name="P3">35 <text:s/>: 0.010426963449703902 <text:s/></text:p>
      <text:p text:style-name="P3"><text:soft-page-break/>45 <text:s/>: 0.010399169940466491 <text:s/></text:p>
      <text:p text:style-name="P3">108 <text:s/>: 0.010357894253593776 <text:s/></text:p>
      <text:p text:style-name="P3">5 <text:s/>: 0.010340446092289395 <text:s/></text:p>
      <text:p text:style-name="P3">65 <text:s/>: 0.01030526534674693 <text:s/></text:p>
      <text:p text:style-name="P3">68 <text:s/>: 0.010261111268434502 <text:s/></text:p>
      <text:p text:style-name="P3">47 <text:s/>: 0.010103468481929945 <text:s/></text:p>
      <text:p text:style-name="P3">66 <text:s/>: 0.010007461425206794 <text:s/></text:p>
      <text:p text:style-name="P3">73 <text:s/>: 0.00988382187761304 <text:s/></text:p>
      <text:p text:style-name="P3">34 <text:s/>: 0.009863145621227974 <text:s/></text:p>
      <text:p text:style-name="P3">11 <text:s/>: 0.00983732131801708 <text:s/></text:p>
      <text:p text:style-name="P3">13 <text:s/>: 0.009829389756139801 <text:s/></text:p>
      <text:p text:style-name="P3">80 <text:s/>: 0.009808496340225167 <text:s/></text:p>
      <text:p text:style-name="P3">78 <text:s/>: 0.009779059989905952 <text:s/></text:p>
      <text:p text:style-name="P3">50 <text:s/>: 0.009699350953904347 <text:s/></text:p>
      <text:p text:style-name="P3">56 <text:s/>: 0.009695106631666237 <text:s/></text:p>
      <text:p text:style-name="P3">['This report reviews the evidence base related to the impact of hand hygiene in reducing transmission of ID in the home and community.', 'We investigated the bactericidal and virucidal efficacy of povidone-iodine (PVP-I) 7.5% scalp and skin cleanser, chlorhexidine gluconate (CHG) 4% hand cleanser and the reference hand wash (soft soap) in 15 healthy volunteers following European Standard EN1499 (hygienic hand wash test method for bacteria), which was adapted for virucidal testing.', 'We therefore determined the virucidal activity of two alcohol-based hand rub solutions for hand disinfection recommended by the World Health Organization (WHO), as well as commercially available alcohols.', 'OBJECTIVE: We compared the impact of three household interventionsÃ¢â‚¬â€\x9deducation, education with alcohol-based hand sanitizer, and education with hand sanitizer and face masksÃ¢â‚¬â€\x9don incidence and secondary transmission of upper respiratory infections (URIs) and influenza, knowledge of transmission of URIs, and vaccination rates.', 'Background The Centers for Disease Control and Prevention (CDC) has published guidelines for hand hygiene practices, recommending a handwash regimen that alternates between waterless alcohol products and antimicrobial or nonantimicrobial soap and water.', 'The formulation is nonirritating, actually contributing to hand skin condition.', 'Germicides were o-phenylphenol/p-tertiary amylphenol) (a phenolic), 70% ethanol, 1:100 sodium hypochlorite, ortho-phthalaldehyde (OPA), instant hand sanitizer (62% ethanol), and hand sanitizing spray (71% ethanol).', 'The best antimicrobial efficacy can be achieved with ethanol (60 to 85%), isopropanol (60 to 80%), and n-propanol (60 to 80%).', 'The main conclusions are as follows: (1) Hand hygiene is a key component of good hygiene practice in the home and community and can produce significant benefits in terms of reducing the incidence of infection, most particularly gastrointestinal infections but also respiratory tract and skin infections.', '(3) The impact of hand hygiene in reducing ID risks could be increased by convincing people to apply hand hygiene procedures correctly (eg, wash their hands correctly) and at the correct time.', 'It represents a single product suitable for use in all hand hygiene settings, demonstrating improved antimicrobial persistence and residual effects.', '(2) Decontamination of hands can be carried out either by handwashing with soap or by use of waterless hand sanitizers, which reduce contamination on hands by removal or by killing the organisms in situ.', 'Results There were significant analytical interferences caused by hand hygiene product contamination that varied depending on the combination of disinfectant and analyser.', "The authors' conclusion is that zinc pyrithione is not only a safe and effective antimicrobial but that its use in certain alcohol-based formulations results in antimicrobial efficacy exceeding that of iodine and chlorhexidine gluconate.", 'Their activity is often supported by the mechanical removal of pathogens during hand washing.', 'Plain soap and water has the lowest efficacy of all.', 'INTRODUCTION: Standard in vitro and in vivo tests help demonstrate efficacy of hand hygiene products; however, there is no standard in vivo test method for viruses.', 'Conclusion Hand disinfectant products can significantly interfere with blood electrolyte analysis.', 'The development of broad antiviral spectrum hand disinfectants with activity against enveloped and non-enveloped <text:soft-page-break/>viruses is limited due to a small number of permissible active ingredients able to inactivate viruses.', 'Additionally, it is the first hand disinfectant passing a carrier test with AdV and MNV.']</text:p>
      <text:p text:style-name="P3"/>
      <text:p text:style-name="P3">QUESTION 20</text:p>
      <text:p text:style-name="P3"/>
      <text:p text:style-name="P3">Enter question number : 20</text:p>
      <text:p text:style-name="P3">nthxicak <text:s/>: 0.04662161869027266 <text:s/></text:p>
      <text:p text:style-name="P3">2un9aggj <text:s/>: 0.045795167819854266 <text:s/></text:p>
      <text:p text:style-name="P3">13akn7dm <text:s/>: 0.0456881911400454 <text:s/></text:p>
      <text:p text:style-name="P3">o0ot59di <text:s/>: 0.045606675175793775 <text:s/></text:p>
      <text:p text:style-name="P3">5fbcjhqj <text:s/>: 0.04416039108513645 <text:s/></text:p>
      <text:p text:style-name="P3">ura61ma2 <text:s/>: 0.04410117587640528 <text:s/></text:p>
      <text:p text:style-name="P3">whnw19pc <text:s/>: 0.04319519617239073 <text:s/></text:p>
      <text:p text:style-name="P3">as6tbfrh <text:s/>: 0.04288711617465133 <text:s/></text:p>
      <text:p text:style-name="P3">mwttkclk <text:s/>: 0.04223788461890993 <text:s/></text:p>
      <text:p text:style-name="P3">7lonkj5p <text:s/>: 0.0421219610491625 <text:s/></text:p>
      <text:p text:style-name="P3">34 <text:s/>: 0.017035458537892182 <text:s/></text:p>
      <text:p text:style-name="P3">33 <text:s/>: 0.015149689726176144 <text:s/></text:p>
      <text:p text:style-name="P3">78 <text:s/>: 0.014580930893945715 <text:s/></text:p>
      <text:p text:style-name="P3">5 <text:s/>: 0.01422849039063476 <text:s/></text:p>
      <text:p text:style-name="P3">40 <text:s/>: 0.014031919414598913 <text:s/></text:p>
      <text:p text:style-name="P3">73 <text:s/>: 0.013640091653315655 <text:s/></text:p>
      <text:p text:style-name="P3">17 <text:s/>: 0.013330953301366088 <text:s/></text:p>
      <text:p text:style-name="P3">3 <text:s/>: 0.0132372641922441 <text:s/></text:p>
      <text:p text:style-name="P3">32 <text:s/>: 0.013068103940757981 <text:s/></text:p>
      <text:p text:style-name="P3">25 <text:s/>: 0.012979508230761189 <text:s/></text:p>
      <text:p text:style-name="P3">4 <text:s/>: 0.012972357412394244 <text:s/></text:p>
      <text:p text:style-name="P3">83 <text:s/>: 0.012788906934449042 <text:s/></text:p>
      <text:p text:style-name="P3">6 <text:s/>: 0.012730264377124557 <text:s/></text:p>
      <text:p text:style-name="P3">79 <text:s/>: 0.01264463074902476 <text:s/></text:p>
      <text:p text:style-name="P3">35 <text:s/>: 0.012499468704063883 <text:s/></text:p>
      <text:p text:style-name="P3">16 <text:s/>: 0.01244212278530129 <text:s/></text:p>
      <text:p text:style-name="P3">45 <text:s/>: 0.01239983220649278 <text:s/></text:p>
      <text:p text:style-name="P3">47 <text:s/>: 0.012293872812605347 <text:s/></text:p>
      <text:p text:style-name="P3">56 <text:s/>: 0.012256771619515881 <text:s/></text:p>
      <text:p text:style-name="P3">57 <text:s/>: 0.012123632506073108 <text:s/></text:p>
      <text:p text:style-name="P3">['As characteristic analysis of COVID-19 patients, hypertension and severe myocardial damage contribute to severity [1] and mortality of COVID-19 patients [2].', 'In addition, some of hospitalized COVID-19 patients had cardiovascular diseases in China.', 'Abstract Coronavirus disease 2019 (COVID-19), caused by severe acute respiratory syndrome coronavirus 2, is being defined as the worst pandemic disease of modern times.', 'These data suggest that ACE2 expression is increased in diabetes and treatment with ACE inhibitors and ARBs increases ACE2 expression.', 'This study was designed to investigate any difference in disease severity between COVID-19 patients with hypertension comorbidity.', 'The frequency of ARBs/ACEIs usage in hypertension patients with or without COVID-19 were comparable.', 'Here, we analyzed over 700 lung transcriptome samples of patients with comorbidities associated with severe COVID-19 and found that ACE2 was highly expressed in these patients, compared to control individuals.', 'Notably, the most frequent comorbidities reported in these three studies of patients with COVID-19 are often treated with angiotensin-converting enzyme (ACE) inhibitors; however, treatment was not assessed in either study.', 'It appears people over 65 with coronary heart diseases or hypertension is more likely to be infected and to develop more severe symptoms.', 'Studies found that COVID-19 induced the renin-angiotensin system imbalance, inflammatory storm, hypoxemia and stress response et al, <text:soft-page-break/>all contributed to hypertension and serious myocardial damage in the process of virus pathogenesis, even increasing mortality in COVID-19 patients.', 'Human pathogenic coronaviruses (severe acute respiratory syndrome coronavirus [SARS-CoV] and SARS-CoV-2) bind to their target cells through angiotensin-converting enzyme 2 (ACE2), which is expressed by epithelial cells of the lung, intestine, kidney, and blood vessels.4 The expression of ACE2 is substantially increased in patients with type 1 or type 2 diabetes, who are treated with ACE inhibitors and angiotensin II type-I receptor blockers (ARBs).4 Hypertension is also treated with ACE inhibitors and ARBs, which results in an upregulation of ACE2.5 ACE2 can also be increased by thiazolidinediones and ibuprofen.', 'No differences generally exist between ARBs and ACEIs in terms of efficacy in decreasing blood pressure and improving other outcomes, such as all-cause mortality, cardiovascular mortality, myocardial infarction, heart failure, stroke, and end-stage renal disease.', 'Consequently, the increased expression of ACE2 would facilitate infection with COVID-19.', 'Several professional health organizations have published position papers stating that there is no evidence to change the use of angiotensin-converting enzyme inhibitors (ACEIs) or angiotensin receptor blockers (ARBs) in the management of elevated blood pressure in the context of avoiding or treating COVID-19 infection.', 'Therefore, to better understand the development of COVID-19 and the impacts of cardiovascular diseases will add valuable measures to the management of COVID-19 patients.', 'To date, no study has assessed the ACE2 expression in the lungs of patients with these diseases.', 'Findings Among the elderly (age&gt;65) COVID-19 patients with hypertension comorbidity, the risk of COVID-19-S (severe disease) was significantly decreased in patients who took ARB drugs prior to hospitalization compared to patients who took no drugs (OR=0.343, 95% CI 0.128-0.916, p=0.025).', 'Interpretation Elderly (age&gt;65) COVID-19 patients with hypertension comorbidity who are taking ARB anti-hypertension drugs may be less likely to develop severe lung disease compared to patients who take no anti-hypertension drugs.', 'EC number 3.4.17.23 Recommended name angiotensin-converting enzyme 2 Synonyms ACE &lt;4&gt; [12] ACE 2 &lt;10,12,13&gt; [74] ACE-2 &lt;2,3,4,9&gt; [38,68] ACE-related carboxypeptidase &lt;9&gt; [3] ACE2 &lt;1,2,3,4,5,6,9,10,11,12,13&gt; [1,2,3,5,6,9,14,15,16,17,19,20,22,25,26,30,37,39,40,41,42,43,44,45,46,47,48,49,50,51,52,53,54,55,56,57,58,59,60,61,62,63,65,66,67,68,69,70,71,72,73,75,76,77,78,79,80,81,82,83,84,85,86,87,88,89,90,91,92,93,94,95,96,97] ACE2 homologue &lt;2&gt; [41] ACEH &lt;9&gt; [7] Ang converting enzyme 2 &lt;10,12,13&gt; [74] angiotensin II converting enzyme 2 &lt;3&gt; [81] angiotensin converting enzyme 2 &lt;2,3,4,6,9,10,11,12,13&gt; (&lt;3&gt; functions as a carboxypeptidase [41]) [14,41,43,46,47,51,55,57,58,60,63,74,78,84] angiotensin converting enzyme II &lt;9&gt; [95] angiotensin converting enzyme-2 &lt;2,3,4&gt; [38] angiotensin-converting enzyme &lt;4,9&gt; [22] angiotensin-converting enzyme 2 &lt;4,8,9,10,12,13&gt; [10,19,67,68,70,76] angiotensin-converting enzyme homolog &lt;9&gt; [7] angiotensin-converting enzyme homologue &lt;9&gt; [6] angiotensin-converting enzyme type 2 &lt;13&gt; [79] angiotensin-converting enzyme-2 &lt;3,4&gt; [37,53,97] angiotensin-converting enzyme-like protein &lt;9&gt; [7] angiotensin-converting enzyme-related carboxypeptidase &lt;9&gt; [1,6] angiotensinase &lt;9&gt; [4] hACE2 &lt;3,10,13&gt; [36,67,74] CAS registry number 328404-18-8 Objectives: Comorbidities have significant indications for the disease outcome of COVID-19, however which underlying diseases that contribute the most to aggravate the conditions of COVID-19 patients is still largely unknown.', 'SARS-CoV-2 viral clearance is a golden standard for defining the recovery of COVID-19 infections.']</text:p>
      <text:p text:style-name="P3"/>
      <text:p text:style-name="P4">QUESTION 21</text:p>
      <text:p text:style-name="P4"/>
      <text:p text:style-name="P4">Enter question number : 21</text:p>
      <text:p text:style-name="P4">2ioap802 <text:s/>: 0.01865859927923963 <text:s/></text:p>
      <text:p text:style-name="P4">m76ic66s <text:s/>: 0.0171879717036562 <text:s/></text:p>
      <text:p text:style-name="P4">gv8wlo06 <text:s/>: 0.017186127935891398 <text:s/></text:p>
      <text:p text:style-name="P4">oeqf7uk9 <text:s/>: 0.01705410396519078 <text:s/></text:p>
      <text:p text:style-name="P4">bxwcixd7 <text:s/>: 0.016909238533818233 <text:s/></text:p>
      <text:p text:style-name="P4"><text:soft-page-break/>pzh5zgi9 <text:s/>: 0.016672594102777962 <text:s/></text:p>
      <text:p text:style-name="P4">nrdiqees <text:s/>: 0.01647741487694516 <text:s/></text:p>
      <text:p text:style-name="P4">l5fxswfz <text:s/>: 0.016109326412722603 <text:s/></text:p>
      <text:p text:style-name="P4">nsrm0axa <text:s/>: 0.015813842958333043 <text:s/></text:p>
      <text:p text:style-name="P4">plfjkp5f <text:s/>: 0.015756167458234577 <text:s/></text:p>
      <text:p text:style-name="P4">72 <text:s/>: 0.012514702417828814 <text:s/></text:p>
      <text:p text:style-name="P4">6 <text:s/>: 0.010745240559238922 <text:s/></text:p>
      <text:p text:style-name="P4">52 <text:s/>: 0.010686692496201303 <text:s/></text:p>
      <text:p text:style-name="P4">12 <text:s/>: 0.009986300128282123 <text:s/></text:p>
      <text:p text:style-name="P4">48 <text:s/>: 0.009267552951752009 <text:s/></text:p>
      <text:p text:style-name="P4">94 <text:s/>: 0.00918869402212347 <text:s/></text:p>
      <text:p text:style-name="P4">89 <text:s/>: 0.009111880789530923 <text:s/></text:p>
      <text:p text:style-name="P4">46 <text:s/>: 0.008800480113313865 <text:s/></text:p>
      <text:p text:style-name="P4">121 <text:s/>: 0.008755487468463384 <text:s/></text:p>
      <text:p text:style-name="P4">71 <text:s/>: 0.008570065217305854 <text:s/></text:p>
      <text:p text:style-name="P4">8 <text:s/>: 0.008527909486071702 <text:s/></text:p>
      <text:p text:style-name="P4">68 <text:s/>: 0.008519645014879207 <text:s/></text:p>
      <text:p text:style-name="P4">31 <text:s/>: 0.008371733905586943 <text:s/></text:p>
      <text:p text:style-name="P4">26 <text:s/>: 0.008313272922409 <text:s/></text:p>
      <text:p text:style-name="P4">22 <text:s/>: 0.008301564749583015 <text:s/></text:p>
      <text:p text:style-name="P4">67 <text:s/>: 0.008126729187891955 <text:s/></text:p>
      <text:p text:style-name="P4">60 <text:s/>: 0.008044586391023165 <text:s/></text:p>
      <text:p text:style-name="P4">105 <text:s/>: 0.008008141506655665 <text:s/></text:p>
      <text:p text:style-name="P4">36 <text:s/>: 0.008000661687854654 <text:s/></text:p>
      <text:p text:style-name="P4">10 <text:s/>: 0.007963955852541062 <text:s/></text:p>
      <text:p text:style-name="P4">['COVID-19 incidence and mortality was compared.', 'Results The median age of COVID-19 patients was higher than that of H1N1 patients, and there was a higher proportion of males among COVID-19 patients (p&lt;0.05).', 'Conclusion: Although COPD prevalence in COVID-19 cases was low in current reports, COVID-19 infection was associated with substantial severity and mortality rates in COPD.', 'The in-hospital mortality of COVID-19 patients was 28.8%, while that of H1N1 patients was 34.7% (p=0.483).', 'This was associated with higher mortality (60%).', 'Most severe patients demonstrated more laboratory abnormalities.', '41 (15.4%) patients had a recent travel to Hubei province, and 139 (52.1%) patients had a history of contact with patients from Hubei.', 'The pooled prevalence rates of COPD patients and smokers in COVID-19 cases were 2% (95% CI, 1%-3%) and 9% (95% CI, 4%-14%) respectively.', 'Results: Older age and high number of comorbidities were associated with higher severity and mortality in patients with both COVID-19 and SARS.', 'Materials and methods: We collected malaria cases data (World Health Organisation (WHO), 2018), worldwide COVID-19 cases and mortality data (European Centre for Disease Prevention and Control) and data on BCG vaccination.', 'H1N1 patients had higher sequential organ failure assessment (SOFA) scores than COVID-19 patients (p&lt;0.05).', 'Background: COVID-19 (Corona virus Disease-2019) is a new public health emergency and is a pandemic currently.', 'It is critical to refine the incidence and mortality risks of COVID-19 for the effective management of the general public and patients in the outbreak.', 'Conclusions: The fatality rate of COVID-19 is lower than that of 2003-SARS and the cure rate is higher.', 'Results: The growth rate of new cases and deaths of COVID-19 were significantly faster than those of 2003-SARS.', 'Italy, Iran, and Spain had the largest numbers of new cases of COVID-19 from March 1 to 16, 2020.', 'We estimated the change in the incidence rate, case-fatality rate, and recovery rate from January 22 to February 29 and from March 1 to March 16, 2020.', 'Conclusion:Our study firstly demonstrated the regional disparity of COVID-19 in Chongqing municipality and further thoroughly compared the differences between severe and non-severe patients.', 'Background: Coronavirus disease 2019 (COVID-19) is an evolving infectious disease that dramatically spread all over the world in the early part of 2020.', <text:soft-page-break/>'Ground-glass opacities was more common in COVID-19 patients than in H1N1 patients (p&lt;0.001).']</text:p>
      <text:p text:style-name="P4"/>
      <text:p text:style-name="P4">QUESTION 22</text:p>
      <text:p text:style-name="P4"/>
      <text:p text:style-name="P4">Enter question number : 22</text:p>
      <text:p text:style-name="P4">13akn7dm <text:s/>: 0.04230599657864349 <text:s/></text:p>
      <text:p text:style-name="P4">ky33ju30 <text:s/>: 0.03801448240056184 <text:s/></text:p>
      <text:p text:style-name="P4">jg6v644y <text:s/>: 0.037990345095085844 <text:s/></text:p>
      <text:p text:style-name="P4">0kss5r7u <text:s/>: 0.03571639033364686 <text:s/></text:p>
      <text:p text:style-name="P4">xdh86nh5 <text:s/>: 0.0353643087088478 <text:s/></text:p>
      <text:p text:style-name="P4">mfde6juv <text:s/>: 0.03529490206674337 <text:s/></text:p>
      <text:p text:style-name="P4">iw5xmpoq <text:s/>: 0.03499237182572863 <text:s/></text:p>
      <text:p text:style-name="P4">nsp2t0i6 <text:s/>: 0.03492219475209806 <text:s/></text:p>
      <text:p text:style-name="P4">qbxx6yae <text:s/>: 0.03454107153054279 <text:s/></text:p>
      <text:p text:style-name="P4">wztm0rbx <text:s/>: 0.03421754923448208 <text:s/></text:p>
      <text:p text:style-name="P4">11 <text:s/>: 0.01006295407916275 <text:s/></text:p>
      <text:p text:style-name="P4">80 <text:s/>: 0.010027475418337619 <text:s/></text:p>
      <text:p text:style-name="P4">110 <text:s/>: 0.009958657980361111 <text:s/></text:p>
      <text:p text:style-name="P4">79 <text:s/>: 0.00993676406785509 <text:s/></text:p>
      <text:p text:style-name="P4">10 <text:s/>: 0.00953514546672833 <text:s/></text:p>
      <text:p text:style-name="P4">70 <text:s/>: 0.009530535745793794 <text:s/></text:p>
      <text:p text:style-name="P4">2 <text:s/>: 0.00929867343442401 <text:s/></text:p>
      <text:p text:style-name="P4">38 <text:s/>: 0.009178232583379473 <text:s/></text:p>
      <text:p text:style-name="P4">12 <text:s/>: 0.009159879820537373 <text:s/></text:p>
      <text:p text:style-name="P4">52 <text:s/>: 0.009157700803013376 <text:s/></text:p>
      <text:p text:style-name="P4">99 <text:s/>: 0.009146095114381218 <text:s/></text:p>
      <text:p text:style-name="P4">16 <text:s/>: 0.009137948005741275 <text:s/></text:p>
      <text:p text:style-name="P4">29 <text:s/>: 0.009122205824187421 <text:s/></text:p>
      <text:p text:style-name="P4">21 <text:s/>: 0.009116514408758747 <text:s/></text:p>
      <text:p text:style-name="P4">47 <text:s/>: 0.009087184824170053 <text:s/></text:p>
      <text:p text:style-name="P4">97 <text:s/>: 0.009050150912619598 <text:s/></text:p>
      <text:p text:style-name="P4">98 <text:s/>: 0.009035784328616167 <text:s/></text:p>
      <text:p text:style-name="P4">62 <text:s/>: 0.009016872872602602 <text:s/></text:p>
      <text:p text:style-name="P4">26 <text:s/>: 0.008936645605565187 <text:s/></text:p>
      <text:p text:style-name="P4">109 <text:s/>: 0.008935381477334553 <text:s/></text:p>
      <text:p text:style-name="P4">['As characteristic analysis of COVID-19 patients, hypertension and severe myocardial damage contribute to severity [1] and mortality of COVID-19 patients [2].', 'Exposures: High levels of heart injury indicators on admission (hs-TNI; CK; CK-MB; LDH; ÃŽÂ±-HBDH).', 'Keywords: 2019-nCoV, Cardiac injury, Clinical features Abstract Background and aims Many patients with coronavirus disease 2019 (COVID-19) have underlying cardiovascular (CV) disease or develop acute cardiac injury during the course of the illness.', 'Design, Setting, and Participants A single-center retrospective cohort study including 188 COVID-19 patients admitted from December 25, 2019 to January 27, 2020 in Wuhan Jinyintan Hospital, China; follow up was completed on February 11, 2020.', 'In addition, some of hospitalized COVID-19 patients had cardiovascular diseases in China.', 'During hospitalization, 24 (44.4%) of the patients were complicated with myocardial injury and 26 (48.1%) patients died in hospital.', 'Studies found that COVID-19 induced the renin-angiotensin system imbalance, inflammatory storm, hypoxemia and stress response et al, all contributed to hypertension and serious myocardial damage in the process of virus pathogenesis, even increasing mortality in COVID-19 patients.', 'There was evidence of myocardial injury in COVID-19 patients and 14 (12.5%) patients had presented abnormalities similar to myocarditis.', 'Therefore, to better understand the development of COVID-19 and the impacts of cardiovascular <text:soft-page-break/>diseases will add valuable measures to the management of COVID-19 patients.', 'Conclusions: COVID-19 can significantly affect the heart function and lead to myocardial injury.', 'Aims To explore the epidemiological and clinical features of 2019 novel coronavirus(2019-nCoV)-infected patients with cardiac injury .', 'COVID-19 results in mild symptoms in the majority of infected patients, but can cause severe lung injury, cardiac injury, and death.', 'Multivariate analyses showed that C-reactive protein (CRP) levels, NCP severity, and underlying comorbidities were the risk factors for cardiac abnormalities in COVID-19 patients.', 'However, as a fatal comorbidity, acute myocardial injury (AMI) in COVID-19 patients has not been previously investigated in detail.', 'Both univariate and multivariate logistic regression were used to analyze the correlation of past medical history including hypertension, diabetes and coronary heart disease (CHD) , as well as the levels of serum NT-proBNP and cTnI to the disease severity of COVID-19 patients.', 'High levels of heart injury indicators on admission are associated with higher mortality and shorter survival days.', 'COVID-19 patients with signs of heart injury on admission must be early identified and carefully managed by cardiologists, because COVID-19 is never just confined to respiratory injury.', 'The incidence of acute cardiac injury was about 13 folds higher in ICU/severe patients compared with the non-ICU/severe patients.', 'All the six AMI patients were aged &gt;60 years; five of them had two or more underlying comorbidities (hypertension, diabetes, cardiovascular diseases, and chronic obstructive pulmonary disease).', 'Conclusion Cardiac injury is a common condition among patients infected with 2019-nCoV.Compared with patients without cardiac injury, the clinical outcomes of patients with cardiac injury are relatively worse.']</text:p>
      <text:p text:style-name="P4"/>
      <text:p text:style-name="P4">QUESTION 23</text:p>
      <text:p text:style-name="P4"/>
      <text:p text:style-name="P4">Enter question number : 23</text:p>
      <text:p text:style-name="P4">o0ot59di <text:s/>: 0.0509662264724966 <text:s/></text:p>
      <text:p text:style-name="P4">nthxicak <text:s/>: 0.05028373023970355 <text:s/></text:p>
      <text:p text:style-name="P4">13akn7dm <text:s/>: 0.04985868842750419 <text:s/></text:p>
      <text:p text:style-name="P4">ky33ju30 <text:s/>: 0.04892331416686813 <text:s/></text:p>
      <text:p text:style-name="P4">xdh86nh5 <text:s/>: 0.04824378691799076 <text:s/></text:p>
      <text:p text:style-name="P4">mfde6juv <text:s/>: 0.04798597364417504 <text:s/></text:p>
      <text:p text:style-name="P4">wztm0rbx <text:s/>: 0.047092824331068844 <text:s/></text:p>
      <text:p text:style-name="P4">o56j4qio <text:s/>: 0.04705073357740491 <text:s/></text:p>
      <text:p text:style-name="P4">whnw19pc <text:s/>: 0.046880301111884556 <text:s/></text:p>
      <text:p text:style-name="P4">hsxwz798 <text:s/>: 0.04664382081776043 <text:s/></text:p>
      <text:p text:style-name="P4">36 <text:s/>: 0.012518948641916607 <text:s/></text:p>
      <text:p text:style-name="P4">99 <text:s/>: 0.012156334107172855 <text:s/></text:p>
      <text:p text:style-name="P4">35 <text:s/>: 0.0115499722155672 <text:s/></text:p>
      <text:p text:style-name="P4">37 <text:s/>: 0.010614944538780195 <text:s/></text:p>
      <text:p text:style-name="P4">4 <text:s/>: 0.010560458387908691 <text:s/></text:p>
      <text:p text:style-name="P4">65 <text:s/>: 0.010412399167096568 <text:s/></text:p>
      <text:p text:style-name="P4">47 <text:s/>: 0.010286960762640449 <text:s/></text:p>
      <text:p text:style-name="P4">77 <text:s/>: 0.010232387843056327 <text:s/></text:p>
      <text:p text:style-name="P4">49 <text:s/>: 0.010126021614168213 <text:s/></text:p>
      <text:p text:style-name="P4">27 <text:s/>: 0.0101180613727656 <text:s/></text:p>
      <text:p text:style-name="P4">9 <text:s/>: 0.010071207558223442 <text:s/></text:p>
      <text:p text:style-name="P4">75 <text:s/>: 0.010044691704105707 <text:s/></text:p>
      <text:p text:style-name="P4">109 <text:s/>: 0.009999220285583556 <text:s/></text:p>
      <text:p text:style-name="P4">83 <text:s/>: 0.00996661865574341 <text:s/></text:p>
      <text:p text:style-name="P4">3 <text:s/>: 0.009961132475194572 <text:s/></text:p>
      <text:p text:style-name="P4">105 <text:s/>: 0.009946222839286905 <text:s/></text:p>
      <text:p text:style-name="P4">41 <text:s/>: 0.009908595193241037 <text:s/></text:p>
      <text:p text:style-name="P4">24 <text:s/>: 0.009899338226663997 <text:s/></text:p>
      <text:p text:style-name="P4"><text:soft-page-break/>17 <text:s/>: 0.00984622146523991 <text:s/></text:p>
      <text:p text:style-name="P4">73 <text:s/>: 0.009827146919796824 <text:s/></text:p>
      <text:p text:style-name="P4">['As characteristic analysis of COVID-19 patients, hypertension and severe myocardial damage contribute to severity [1] and mortality of COVID-19 patients [2].', 'Common comorbidities were hypertension (40.8%), diabetes (16.0%) and cardiovascular disease (15.7%).', 'In addition, some of hospitalized COVID-19 patients had cardiovascular diseases in China.', 'Therefore, to better understand the development of COVID-19 and the impacts of cardiovascular diseases will add valuable measures to the management of COVID-19 patients.', 'This study was designed to investigate any difference in disease severity between COVID-19 patients with hypertension comorbidity.', 'Abstract Background and aims Many patients with coronavirus disease 2019 (COVID-19) have underlying cardiovascular (CV) disease or develop acute cardiac injury during the course of the illness.', 'Both univariate and multivariate logistic regression were used to analyze the correlation of past medical history including hypertension, diabetes and coronary heart disease (CHD) , as well as the levels of serum NT-proBNP and cTnI to the disease severity of COVID-19 patients.', 'Aims The aim of the meta-analysis was to assess the prevalence of comorbidities in the COVID-19 infection patients and the risk of underlying diseases in severe patients compared to non-severe patients.', 'Prevalence of male, elevated NT-proBNP and cTnI, hypertension and coronary heart disease were significantly higher in critical cases care patients than in the mild cases(all P&lt;0.05).', 'Studies found that COVID-19 induced the renin-angiotensin system imbalance, inflammatory storm, hypoxemia and stress response et al, all contributed to hypertension and serious myocardial damage in the process of virus pathogenesis, even increasing mortality in COVID-19 patients.', 'Findings Among the elderly (age&gt;65) COVID-19 patients with hypertension comorbidity, the risk of COVID-19-S (severe disease) was significantly decreased in patients who took ARB drugs prior to hospitalization compared to patients who took no drugs (OR=0.343, 95% CI 0.128-0.916, p=0.025).', 'Given the enormous burden posed by this illness and the significant adverse prognostic impact of cardiac involvement, further research is required to understand the incidence, mechanisms, clinical presentation and outcomes of various CV manifestations in COVID-19 patients.', 'Dyspnea, lymphocytopenia, comorbidities including cardiovascular disease and chronic obstructive pulmonary disease, and acute respiratory distress syndrome were predictive of poor outcome.', 'Compared with the Non-severe patient, the pooled odds ratio of hypertension, respiratory system disease, cardiovascular disease in severe patients were (OR 2.36, 95% CI: 1.46-3.83), (OR 2.46, 95% CI: 1.76-3.44) and (OR 3.42, 95% CI: 1.88-6.22)respectively.', 'It is controversial, however, whether commonly used anti-hypertensive drugs Angiotensin I converting enzyme inhibitor (ACEI) and Angiotensin II receptor blocker (ARB) shall be continued in the confirmed COVID-19 patients.', 'Symptoms of dyspnea (HR 2.35, P = 0.001), comorbidities including cardiovascular disease (HR 1.86, P = 0.031) and chronic obstructive pulmonary disease (HR 2.24, P = 0.023), and acute respiratory distress syndrome (HR 29.33, P &lt; 0.001) were strong predictors of death.', 'COVID-19 results in mild symptoms in the majority of infected patients, but can cause severe lung injury, cardiac injury, and death.', 'Based on a PubMed search on Feb 28, 2020, we did not find any evidence to suggest that antihypertensive calcium channel blockers increased ACE2 expression or activity, therefore these could be a suitable alternative treatment in these patients.', 'These data suggest that ACE2 expression is increased in diabetes and treatment with ACE inhibitors and ARBs increases ACE2 expression.', 'Nonetheless, it has been consistently shown that the presence of pre-existing CV disease and/or development of acute cardiac injury are associated with significantly worse outcome in these patients.']</text:p>
      <text:p text:style-name="P4"/>
      <text:p text:style-name="P4">QUESTION 24</text:p>
      <text:p text:style-name="P4"/>
      <text:p text:style-name="P4">Enter question number : 24</text:p>
      <text:p text:style-name="P4">skknfc6h <text:s/>: 0.06505728824494285 <text:s/></text:p>
      <text:p text:style-name="P4">mfde6juv <text:s/>: 0.06274792449848515 <text:s/></text:p>
      <text:p text:style-name="P4">b4ay5vyp <text:s/>: 0.059292528405956536 <text:s/></text:p>
      <text:p text:style-name="P4"><text:soft-page-break/>yx8b2moc <text:s/>: 0.05770457615662873 <text:s/></text:p>
      <text:p text:style-name="P4">vg1vvm6f <text:s/>: 0.055850025774914866 <text:s/></text:p>
      <text:p text:style-name="P4">whnw19pc <text:s/>: 0.05444796391796525 <text:s/></text:p>
      <text:p text:style-name="P4">v6frcc5r <text:s/>: 0.05427255132296079 <text:s/></text:p>
      <text:p text:style-name="P4">jg6v644y <text:s/>: 0.054244745547446335 <text:s/></text:p>
      <text:p text:style-name="P4">iw5xmpoq <text:s/>: 0.0531030332718516 <text:s/></text:p>
      <text:p text:style-name="P4">gy1trcj3 <text:s/>: 0.05235592419544998 <text:s/></text:p>
      <text:p text:style-name="P4">70 <text:s/>: 0.014706494752515717 <text:s/></text:p>
      <text:p text:style-name="P4">34 <text:s/>: 0.011784918076567077 <text:s/></text:p>
      <text:p text:style-name="P4">37 <text:s/>: 0.011161223210630749 <text:s/></text:p>
      <text:p text:style-name="P4">87 <text:s/>: 0.010738817622209542 <text:s/></text:p>
      <text:p text:style-name="P4">90 <text:s/>: 0.010651238567265717 <text:s/></text:p>
      <text:p text:style-name="P4">93 <text:s/>: 0.01054709667462036 <text:s/></text:p>
      <text:p text:style-name="P4">78 <text:s/>: 0.010405501175723003 <text:s/></text:p>
      <text:p text:style-name="P4">95 <text:s/>: 0.010185824449304187 <text:s/></text:p>
      <text:p text:style-name="P4">85 <text:s/>: 0.010168199752201137 <text:s/></text:p>
      <text:p text:style-name="P4">31 <text:s/>: 0.010087953652060415 <text:s/></text:p>
      <text:p text:style-name="P4">82 <text:s/>: 0.010059671618813437 <text:s/></text:p>
      <text:p text:style-name="P4">2 <text:s/>: 0.010049185143093132 <text:s/></text:p>
      <text:p text:style-name="P4">47 <text:s/>: 0.01002280542074673 <text:s/></text:p>
      <text:p text:style-name="P4">22 <text:s/>: 0.010018553604686944 <text:s/></text:p>
      <text:p text:style-name="P4">98 <text:s/>: 0.009943198328384953 <text:s/></text:p>
      <text:p text:style-name="P4">20 <text:s/>: 0.009899453231441896 <text:s/></text:p>
      <text:p text:style-name="P4">1 <text:s/>: 0.009892034431136018 <text:s/></text:p>
      <text:p text:style-name="P4">9 <text:s/>: 0.009867105447637083 <text:s/></text:p>
      <text:p text:style-name="P4">71 <text:s/>: 0.009866092024543112 <text:s/></text:p>
      <text:p text:style-name="P4">38 <text:s/>: 0.009860631227547255 <text:s/></text:p>
      <text:p text:style-name="P4">['Background: COVID-19 patients with chronic diseases such as hypertension, diabetes and coronary heart diseases is more likely to worsen, but with mixed results for COVID-19 severity.', 'In conclusion, male elderly COVID-19 patients with diabetes are more susceptible to AKI.', 'Although the clinical features of COVID-19 have been reported previously, data regarding the risk factors associated with the clinical outcomes are lacking.', 'All the six AMI patients were aged &gt;60 years; five of them had two or more underlying comorbidities (hypertension, diabetes, cardiovascular diseases, and chronic obstructive pulmonary disease).', 'Multivariate analyses showed that C-reactive protein (CRP) levels, NCP severity, and underlying comorbidities were the risk factors for cardiac abnormalities in COVID-19 patients.', 'Objective: To analyze the clinical characteristics of the severe or critically ill patients with novel coronavirus pneumonia (COVID-19), and evaluate the impact of complicated myocardial injury on the prognosis of these patients.', "Begg's test: hypertension (Z=-0.1, P=1.0), diabetes (Z=0.73, P=0.466), coronary heart disease (Z=0.38, P=0.707), all found no publication bias.", 'The clinical characteristics and hospital mortality rate were analyzed and compared between the patients with or without myocardial injury, which was defined with 3 times higher serum cardiac troponin value.', 'We collected information on epidemiological and demographic characteristics, clinical features, routine laboratory tests (including cardiac injury biomarkers), echocardiography, electrocardiography, imaging findings, management methods, and clinical outcomes.', 'By multivariate logistic regression, male, older age and comorbidity with diabetes were three important independent risk factors predicting AKI among COVID-19 patients.', 'However, as a fatal comorbidity, acute myocardial injury (AMI) in COVID-19 patients has not been previously investigated in detail.', 'Methods In this cohort study, we retrospectively reviewed 258 consecutive hospitalized COVID-19 patients with or without diabetes at the West Court of Union Hospital of Huazhong University of Science and Technology in Wuhan, China, recruited from January 29 to February 12, 2020.', 'Meanwhile, old age (Ã¢â€°Â¥ 60 yrs, RR = 9.45; 95% CI, 8.09-11.04), followed by cardiovascular disease (RR = 6.75; 95% CI, 5.40-8.43) <text:soft-page-break/>hypertension (RR = 4.48; 95% CI, 3.69-5.45) and diabetes (RR = 4.43; 95% CI, 3.49-5.61) were found to be independent prognostic factors for the COVID-19 related death.', 'CONCLUSION: Patients with previous cardiovascular metabolic diseases may face a greater risk of developing into the severe condition and the comorbidities can also greatly affect the prognosis of the COVID-19.', 'During hospitalization, 24 (44.4%) of the patients were complicated with myocardial injury and 26 (48.1%) patients died in hospital.', 'At least 8.0% patients with COVID-19 suffered the acute cardiac injury.', 'Diabetes mellitus is an established risk factor for poor clinical outcomes, but the association of diabetes with the prognosis of COVID-19 have not been reported yet.', 'COVID-19 patients with diabetes were more likely to develop severe or critical disease condition with more complications at presentation, and had higher incidence rates of antibiotic therapy, non-invasive and invasive mechanical ventilation, and death (11.1% vs. 4.1%).', 'This meta-analysis is to analyze the correlation between hypertension, diabetes, coronary heart disease and COVID-19 disease severity.', 'Objectives: To summary and analyze the clinical characteristics and identify the predictors of disease severity and mortality.']</text:p>
      <text:p text:style-name="P4"/>
      <text:p text:style-name="P4">QUESTION 25</text:p>
      <text:p text:style-name="P4"/>
      <text:p text:style-name="P4">Enter question number : 25</text:p>
      <text:p text:style-name="P4">qg2o0ug4 <text:s/>: 0.019918729765833438 <text:s/></text:p>
      <text:p text:style-name="P4">jir7n19b <text:s/>: 0.019370411244371555 <text:s/></text:p>
      <text:p text:style-name="P4">iprkszdn <text:s/>: 0.018861237263784518 <text:s/></text:p>
      <text:p text:style-name="P4">nsrm0axa <text:s/>: 0.018302508802583724 <text:s/></text:p>
      <text:p text:style-name="P4">qlkt5fzp <text:s/>: 0.018244949106077345 <text:s/></text:p>
      <text:p text:style-name="P4">j0ufth5d <text:s/>: 0.01786832832107107 <text:s/></text:p>
      <text:p text:style-name="P4">s4dqx9en <text:s/>: 0.01775239874842955 <text:s/></text:p>
      <text:p text:style-name="P4">0g7wy4yw <text:s/>: 0.01764980340030707 <text:s/></text:p>
      <text:p text:style-name="P4">54o2p36a <text:s/>: 0.017636698092226608 <text:s/></text:p>
      <text:p text:style-name="P4">51b7hss1 <text:s/>: 0.017621157746342774 <text:s/></text:p>
      <text:p text:style-name="P4">62 <text:s/>: 0.009984982981364866 <text:s/></text:p>
      <text:p text:style-name="P4">3 <text:s/>: 0.0089506931975673 <text:s/></text:p>
      <text:p text:style-name="P4">13 <text:s/>: 0.008288124975622606 <text:s/></text:p>
      <text:p text:style-name="P4">89 <text:s/>: 0.008181220784697052 <text:s/></text:p>
      <text:p text:style-name="P4">100 <text:s/>: 0.007795775768835881 <text:s/></text:p>
      <text:p text:style-name="P4">23 <text:s/>: 0.007775273973475167 <text:s/></text:p>
      <text:p text:style-name="P4">33 <text:s/>: 0.007712663274161051 <text:s/></text:p>
      <text:p text:style-name="P4">27 <text:s/>: 0.007659266558736161 <text:s/></text:p>
      <text:p text:style-name="P4">9 <text:s/>: 0.007595845785998032 <text:s/></text:p>
      <text:p text:style-name="P4">57 <text:s/>: 0.007584065687708149 <text:s/></text:p>
      <text:p text:style-name="P4">140 <text:s/>: 0.007501952083583304 <text:s/></text:p>
      <text:p text:style-name="P4">128 <text:s/>: 0.007463031471286058 <text:s/></text:p>
      <text:p text:style-name="P4">84 <text:s/>: 0.007434367778585862 <text:s/></text:p>
      <text:p text:style-name="P4">80 <text:s/>: 0.007400074674888341 <text:s/></text:p>
      <text:p text:style-name="P4">31 <text:s/>: 0.007376097621021837 <text:s/></text:p>
      <text:p text:style-name="P4">110 <text:s/>: 0.007311977893776536 <text:s/></text:p>
      <text:p text:style-name="P4">106 <text:s/>: 0.007223322852489199 <text:s/></text:p>
      <text:p text:style-name="P4">73 <text:s/>: 0.007215753517806285 <text:s/></text:p>
      <text:p text:style-name="P4">86 <text:s/>: 0.007213346693936709 <text:s/></text:p>
      <text:p text:style-name="P4">101 <text:s/>: 0.007131520714067998 <text:s/></text:p>
      <text:p text:style-name="P4">['Most severe patients demonstrated more laboratory abnormalities.', 'This study aims to summarize the clinical characteristics of death cases with COVID-19 and to identify critically ill patients of COVID-19 early and reduce their mortality.', 'were the most important risk factors for death of COVID-19 pneumonia.', 'Objective: To determine the predictive value of CT and clinical <text:soft-page-break/>characteristics for short-term disease progression in patients with 2019 novel coronavirus pneumonia (NCP).', 'Conclusion: CT severity score was associated with inflammatory levels and higher NLR and CT severity score on admission were independent risk factors for short-term progression in patients with NCP outside Wuhan.', 'Compared to the non-severe pneumonia patients, the median age of the severe patients was significantly older, and they were more likely to have chronic comorbidities.', 'Clinical data were collected and the general information, clinical symptoms, blood test and CT imaging characteristics were analyzed.', 'As of February 15, 2020, 19.0% patients had been discharged and 5.4% patients died.', "In the patients' last examination before death, white blood cell and neutrophil counts were elevated in 17 patients (17/25, 68%) and 18 patients (18/25, 72%), lymphocyte counts were decreased in 22 patients (22/25, 88%).", '41 (15.4%) patients had a recent travel to Hubei province, and 139 (52.1%) patients had a history of contact with patients from Hubei.', 'All patients with non-severe COVID-19 during hospitalization were followed for more than 15 days after admission.', 'Severe patients had higher APACHE II (9.92 vs 4.74) and SOFA (3.0 vs 1.0) scores on admission, as well as the higher PSI (86.13 vs 61.39), Curb-65 (1.14 vs 0.48) and CT semiquantitative scores (5.0 vs 2.0) when compared with non-severe patients.', 'Results: A total of 110 patients diagnosed with 2019 novel coronavirus pneumonia were included in the study, including 38 with severe pneumonia and 72 with non-severe pneumonia.', 'Objectives: The aim of this study was to explore the clinical characteristics and risk factors of the severe pneumonia caused by the 2019-nCoV in Wuhan, China.', 'Keywords: coronavirus disease 2019; clinical features; outcomes; severe patients Objective: To analyze the clinical characteristics of 2019 novel coronavirus (2019-nCoV) pneumonia and to investigate the correlation between serum inflammatory cytokines and severity of the disease.', 'METHODS: Demographic and clinical data of all confirmed cases with COVID-19 on admission at Tongji Hospital from January 10 to February 12, 2020, were collected and analyzed.', 'We found the metabolite and lipid alterations exhibit apparent correlation with the course of disease in these COVID-19 patients, indicating that the development of COVID-19 affected patient metabolism.', 'Conclusion:Our study firstly demonstrated the regional disparity of COVID-19 in Chongqing municipality and further thoroughly compared the differences between severe and non-severe patients.', 'Moreover, in the early stage of the disease, chest CT scans of patients with the severe pneumonia showed the illness can progress rapidly.', 'Furthermore, early admission and surveillance by CT should be recommended to improve clinical outcomes.']</text:p>
      <text:p text:style-name="P4"/>
      <text:p text:style-name="P4">QUESTION 26</text:p>
      <text:p text:style-name="P4"/>
      <text:p text:style-name="P4">Enter question number : 26</text:p>
      <text:p text:style-name="P4">xgwmda8e <text:s/>: 0.011209396655729204 <text:s/></text:p>
      <text:p text:style-name="P4">ky33ju30 <text:s/>: 0.011129171948840633 <text:s/></text:p>
      <text:p text:style-name="P4">umqowine <text:s/>: 0.011041944406711862 <text:s/></text:p>
      <text:p text:style-name="P4">3w63yt7f <text:s/>: 0.011003036897365998 <text:s/></text:p>
      <text:p text:style-name="P4">k3f7ohzg <text:s/>: 0.01100255103363371 <text:s/></text:p>
      <text:p text:style-name="P4">kjjlxdpp <text:s/>: 0.010986189698930537 <text:s/></text:p>
      <text:p text:style-name="P4">kxnm8l2z <text:s/>: 0.010944521957278325 <text:s/></text:p>
      <text:p text:style-name="P4">cr0s5d1j <text:s/>: 0.010900518293567535 <text:s/></text:p>
      <text:p text:style-name="P4">2ioap802 <text:s/>: 0.010874356880214339 <text:s/></text:p>
      <text:p text:style-name="P4">jbtrdvhe <text:s/>: 0.01083196294172277 <text:s/></text:p>
      <text:p text:style-name="P4">111 <text:s/>: 0.012989933640651815 <text:s/></text:p>
      <text:p text:style-name="P4">40 <text:s/>: 0.011832056887397295 <text:s/></text:p>
      <text:p text:style-name="P4">14 <text:s/>: 0.011425161555926978 <text:s/></text:p>
      <text:p text:style-name="P4">96 <text:s/>: 0.0108321631370001 <text:s/></text:p>
      <text:p text:style-name="P4">13 <text:s/>: 0.01045169569371878 <text:s/></text:p>
      <text:p text:style-name="P4">117 <text:s/>: 0.010080859871713461 <text:s/></text:p>
      <text:p text:style-name="P4">103 <text:s/>: 0.009554579879998363 <text:s/></text:p>
      <text:p text:style-name="P4"><text:soft-page-break/>98 <text:s/>: 0.009467529284568291 <text:s/></text:p>
      <text:p text:style-name="P4">27 <text:s/>: 0.009343308326678429 <text:s/></text:p>
      <text:p text:style-name="P4">69 <text:s/>: 0.009295744282618125 <text:s/></text:p>
      <text:p text:style-name="P4">50 <text:s/>: 0.009246195490263589 <text:s/></text:p>
      <text:p text:style-name="P4">49 <text:s/>: 0.009219352591474323 <text:s/></text:p>
      <text:p text:style-name="P4">60 <text:s/>: 0.009177924451847095 <text:s/></text:p>
      <text:p text:style-name="P4">19 <text:s/>: 0.009001490508175072 <text:s/></text:p>
      <text:p text:style-name="P4">99 <text:s/>: 0.008890001428571721 <text:s/></text:p>
      <text:p text:style-name="P4">39 <text:s/>: 0.008836986098327348 <text:s/></text:p>
      <text:p text:style-name="P4">84 <text:s/>: 0.008834487833467752 <text:s/></text:p>
      <text:p text:style-name="P4">7 <text:s/>: 0.008690338411388825 <text:s/></text:p>
      <text:p text:style-name="P4">109 <text:s/>: 0.008655889609930878 <text:s/></text:p>
      <text:p text:style-name="P4">4 <text:s/>: 0.00863710702290792 <text:s/></text:p>
      <text:p text:style-name="P4">['Results The median age of COVID-19 patients was higher than that of H1N1 patients, and there was a higher proportion of males among COVID-19 patients (p&lt;0.05).', 'METHODS: The epidemiological characteristics and early clinical features of the 28 patients from Korea with confirmed COVID-19 were analyzed using COVID-19 reporting and surveillance data and the epidemiological investigation reports prepared by the rapid response team.', 'This is the most comprehensive report of the characteristics of COVID-19 patients to date.', 'COVID-19 was confirmed by positive 2019-nCoV in 19 cases, and by epidemiological, clinical and CT features in 2 cases (the COVID-19 Group, n=21), while the remaining 67 cases served as the non-COVID-19 group.', 'Conclusions: Clinical and epidemiological characteristics of COVID-19 patients were mostly heterogeneous and non-specific.', 'The in-hospital mortality of COVID-19 patients was 28.8%, while that of H1N1 patients was 34.7% (p=0.483).', 'Interpretation In the period of COVID-19 epidemic outside Hubei Province, the prevalence of COVID-19 in patients with pneumonia visiting to our Fever Clinic in Beijing was 6.14%.', 'Findings The prevalence of COVID-19 in all pneumonia patients during the study period was 6.14% (21/342).', 'The most common presenting symptom in patients who tested positive for COVID-19 was fever, reported in up to 83% of patients from 76.4% of the analyzed studies.', 'Data on clinical characteristics of COVID-19 were extracted and analyzed.', 'We analyzed the data of 262 confirmed cases to determine the clinical and epidemiological characteristics of COVID-19 in Beijing.', 'Abstract Background Since the first case of a novel coronavirus (COVID-19) infection pneumonia was detected in Wuhan, China, a series of confirmed cases of the COVID-19 were found in Beijing.', 'As of Feb 10, 17.2% patients have discharged and 81.7% patients remain in hospital in our study, the fatality of COVID-19 infection in Beijing was 0.9%.', 'COVID-19 results in mild symptoms in the majority of infected patients, but can cause severe lung injury, cardiac injury, and death.', 'Compared with the non-COVID-19 group, more patients with COVID-19 had an identified epidemiological history (90.5% versus 32.8%, P&lt;0.001).', 'The epidemiological and clinical characteristics of all 28 cases were analyzed in response to this disease.', 'We retrospectively analyzed the clinical presentations, laboratory data, radiologic findings, and travel and exposure contact histories, of the COVID-19 patients in comparison to those with other respiratory infections.', 'A total of 51.46% of the patients were men and 52.32% were non-smokers.', 'We compared two independent cohorts of ARDS patients infected with either COVID-19 (n=73) or H1N1 (n=75).', 'Data on clinical (including laboratory and radiological) and epidemiological (including demographic) characteristics of confirmed COVID-19 cases were extracted and combined by simple pooling.']</text:p>
      <text:p text:style-name="P4"/>
      <text:p text:style-name="P4">QUESTION 27</text:p>
      <text:p text:style-name="P4"/>
      <text:p text:style-name="P4">Enter question number : 27</text:p>
      <text:p text:style-name="P4">iff8cuum <text:s/>: 0.02783530381441663 <text:s/></text:p>
      <text:p text:style-name="P4">ofoqk100 <text:s/>: 0.027835303814416627 <text:s/></text:p>
      <text:p text:style-name="P4">7w1bhaz6 <text:s/>: 0.026751659248168524 <text:s/></text:p>
      <text:p text:style-name="P4"><text:soft-page-break/>pgtvx6wb <text:s/>: 0.025800003971783992 <text:s/></text:p>
      <text:p text:style-name="P4">pth2d40p <text:s/>: 0.025775517659001965 <text:s/></text:p>
      <text:p text:style-name="P4">50zrnau8 <text:s/>: 0.025687878816503 <text:s/></text:p>
      <text:p text:style-name="P4">6qsk6mij <text:s/>: 0.025362571012121082 <text:s/></text:p>
      <text:p text:style-name="P4">fjnhoai4 <text:s/>: 0.02517798541187396 <text:s/></text:p>
      <text:p text:style-name="P4">bmsmegbs <text:s/>: 0.02509987966480948 <text:s/></text:p>
      <text:p text:style-name="P4">h3imi4tk <text:s/>: 0.024678169897406354 <text:s/></text:p>
      <text:p text:style-name="P4">83 <text:s/>: 0.012088906631030674 <text:s/></text:p>
      <text:p text:style-name="P4">21 <text:s/>: 0.01139119084410839 <text:s/></text:p>
      <text:p text:style-name="P4">2 <text:s/>: 0.011391190844108386 <text:s/></text:p>
      <text:p text:style-name="P4">49 <text:s/>: 0.011229167061661752 <text:s/></text:p>
      <text:p text:style-name="P4">75 <text:s/>: 0.010974133933476047 <text:s/></text:p>
      <text:p text:style-name="P4">25 <text:s/>: 0.010861344474872414 <text:s/></text:p>
      <text:p text:style-name="P4">6 <text:s/>: 0.010861344474872412 <text:s/></text:p>
      <text:p text:style-name="P4">81 <text:s/>: 0.010845216226956956 <text:s/></text:p>
      <text:p text:style-name="P4">92 <text:s/>: 0.010829765019592723 <text:s/></text:p>
      <text:p text:style-name="P4">63 <text:s/>: 0.010790834633085567 <text:s/></text:p>
      <text:p text:style-name="P4">47 <text:s/>: 0.010757638200527159 <text:s/></text:p>
      <text:p text:style-name="P4">91 <text:s/>: 0.010741736496321042 <text:s/></text:p>
      <text:p text:style-name="P4">10 <text:s/>: 0.0107178706357214 <text:s/></text:p>
      <text:p text:style-name="P4">103 <text:s/>: 0.010684293286584042 <text:s/></text:p>
      <text:p text:style-name="P4">60 <text:s/>: 0.010600333255382956 <text:s/></text:p>
      <text:p text:style-name="P4">29 <text:s/>: 0.010506811291884707 <text:s/></text:p>
      <text:p text:style-name="P4">84 <text:s/>: 0.010439138398966824 <text:s/></text:p>
      <text:p text:style-name="P4">32 <text:s/>: 0.010428804618138582 <text:s/></text:p>
      <text:p text:style-name="P4">13 <text:s/>: 0.01042880461813858 <text:s/></text:p>
      <text:p text:style-name="P4">31 <text:s/>: 0.010387698418734687 <text:s/></text:p>
      <text:p text:style-name="P4">['The proportion of asymptomatic cases reported among pediatric confirmed MERS-CoV cases were higher (41.9%Ã¢â‚¬â€œ81.8%).', 'This study aims to present the clinical characteristics of 24 cases with asymptomatic infection screened from close contacts and to show the transmission potential of asymptomatic COVID-19 virus carriers.', 'This study aims to present the clinical characteristics of 24 cases with asymptomatic infection screened from close contacts and to show the transmission potential of asymptomatic COVID-19 virus carriers.', 'One previous study reported a family cluster with asymptomatic transmission of COVID-19.', 'We also show that as the length of asymptomatic generation intervals increase, estimates of the realized proportion of asymptomatic transmission during the exponential phase of the epidemic decrease.', 'Findings: None of the 24 asymptomatic cases presented any obvious symptoms before nucleic acid screening.', 'As a result, none of the 24 asymptomatic cases presented any obvious symptoms while nucleic acid screening.', 'The extent of asymptomatic MERS infection had increased with change in the policy of testing asymptomatic contacts.', 'The evidence showed that asymptomatic carriers occurred more often in middle aged people who had close contact with infected family members.', 'The COVID-19 can present as an asymptomatic carrier state, acute respiratory disease, and pneumonia.', 'Conclusion: The SARS-CoV-2 prevention needs to focus on the screening of asymptomatic patients in the community with a history of contact with the imported population, especially for children and the elderly population.', 'We study epidemiological and clinical outcome of 55 asymptomatic carriers who were laboratory-confirmed positive for the SARS-Coronavirus-2 by testing the nucleic acid of the pharyngeal swab samples.', 'The remaining 7 (29.2%) cases showed normal CT image and had no symptoms during hospitalization.', 'We found that there may be virus carriers in asymptomatic population with epidemiological contact history.', 'Conclusions Our findings indicate that COVID-19 can be transmitted by asymptomatic carriers during the incubation period.', 'The remaining seven (29.2%) cases showed normal CT image and had no symptoms during hospitalization.', 'Overall, the detection rate of MERS infection among asymptomatic contacts was 1-3.9% in studies included in <text:soft-page-break/>this review.', 'The median communicable period, defined as the interval from the first day of positive nucleic acid tests to the first day of continuous negative tests, was 9.5 days (up to 21 days among the 24 asymptomatic cases).', 'The median communicable period, defined as the interval from the first day of positive nucleic acid tests to the first day of continuous negative tests, was 9.5 days (up to 21 days among the 24 asymptomatic cases).', 'None of the 24 cases developed severe COVID-19 pneumonia or died.']</text:p>
      <text:p text:style-name="P4"/>
      <text:p text:style-name="P4">QUESTION 28 </text:p>
      <text:p text:style-name="P4"/>
      <text:p text:style-name="P4">Enter question number : 28</text:p>
      <text:p text:style-name="P4">sdij1d90 <text:s/>: 0.04211615908801603 <text:s/></text:p>
      <text:p text:style-name="P4">0lk8eujq <text:s/>: 0.040557330875939664 <text:s/></text:p>
      <text:p text:style-name="P4">5o9bbspc <text:s/>: 0.039407991019115574 <text:s/></text:p>
      <text:p text:style-name="P4">jc9ugexn <text:s/>: 0.03886551540069678 <text:s/></text:p>
      <text:p text:style-name="P4">41jqgsv0 <text:s/>: 0.038639270831605656 <text:s/></text:p>
      <text:p text:style-name="P4">jbc74lcu <text:s/>: 0.037264766711260514 <text:s/></text:p>
      <text:p text:style-name="P4">da61tfr9 <text:s/>: 0.03723810019102363 <text:s/></text:p>
      <text:p text:style-name="P4">fckn8ld4 <text:s/>: 0.03703332593657188 <text:s/></text:p>
      <text:p text:style-name="P4">tg8kfiot <text:s/>: 0.03640365340368805 <text:s/></text:p>
      <text:p text:style-name="P4">h3mdrikn <text:s/>: 0.03607891300652883 <text:s/></text:p>
      <text:p text:style-name="P4">58 <text:s/>: 0.01372346792066044 <text:s/></text:p>
      <text:p text:style-name="P4">21 <text:s/>: 0.012942964992957839 <text:s/></text:p>
      <text:p text:style-name="P4">11 <text:s/>: 0.012615673190049404 <text:s/></text:p>
      <text:p text:style-name="P4">72 <text:s/>: 0.012537634328053169 <text:s/></text:p>
      <text:p text:style-name="P4">10 <text:s/>: 0.012315749655217572 <text:s/></text:p>
      <text:p text:style-name="P4">5 <text:s/>: 0.012242433966333087 <text:s/></text:p>
      <text:p text:style-name="P4">67 <text:s/>: 0.012216956643558092 <text:s/></text:p>
      <text:p text:style-name="P4">81 <text:s/>: 0.01216271695756994 <text:s/></text:p>
      <text:p text:style-name="P4">56 <text:s/>: 0.011984140001504898 <text:s/></text:p>
      <text:p text:style-name="P4">90 <text:s/>: 0.011844823141660382 <text:s/></text:p>
      <text:p text:style-name="P4">42 <text:s/>: 0.01182299959911369 <text:s/></text:p>
      <text:p text:style-name="P4">73 <text:s/>: 0.011799195367260828 <text:s/></text:p>
      <text:p text:style-name="P4">35 <text:s/>: 0.01170562154246419 <text:s/></text:p>
      <text:p text:style-name="P4">64 <text:s/>: 0.011502509630156019 <text:s/></text:p>
      <text:p text:style-name="P4">22 <text:s/>: 0.011390794231306609 <text:s/></text:p>
      <text:p text:style-name="P4">33 <text:s/>: 0.01138946481704997 <text:s/></text:p>
      <text:p text:style-name="P4">65 <text:s/>: 0.011265179656971555 <text:s/></text:p>
      <text:p text:style-name="P4">12 <text:s/>: 0.011245305384402394 <text:s/></text:p>
      <text:p text:style-name="P4">18 <text:s/>: 0.011232009106772268 <text:s/></text:p>
      <text:p text:style-name="P4">13 <text:s/>: 0.011221585172462635 <text:s/></text:p>
      <text:p text:style-name="P4">['DESIGN: This is the protocol of a living systematic review.', 'More data from ongoing and future trials will add more insight into the role of chloroquine and hydroxychloroquine in COVID-19 infection.', 'Background: Coronavirus pandemic is currently a global public health emergency.', 'Gautret and colleagues reported results of a non-randomised open-label case series which examined the effects of hydroxychloroquine and azithromycin on viral load in the upper respiratory tract of Severe acute respiratory syndrome coronavirus 2 (SARS-CoV-2) patients.', 'CONCLUSIONS: Hydroxychloroquine was found to be more potent than chloroquine to inhibit SARS-CoV-2 in vitro.', 'METHODS: The pharmacological activity of chloroquine and hydroxychloroquine was tested using SARS-CoV-2 infected Vero cells.', 'We will perform random-effects meta-analyses and use GRADE to assess the certainty of the evidence for each outcome.', 'To assess whether HCQ is more effective when combined with AZ, we performed the same tests, and found only anecdotal evidence for the positive effect model for the original data (BF ~2.8), and moderate evidence for all <text:soft-page-break/>other variants of the data (BF ~5.6).', 'Here we discuss the possible mechanisms of chloroquine interference with the SARS-CoV-2 replication cycle.', 'The aim of this systematic review was to summarize the evidence regarding chloroquine for the treatment of COVID-19.', 'There are no FDA approved antivirals or vaccines for any coronavirus, including SARS-CoV-2 (2).', 'The authors report that hydroxychloroquine (HCQ) had significant virus reducing effects, and that dual treatment of both HCQ and azithromycin further enhanced virus reduction.', 'Abstract Background and aims No drugs are currently approved for Coronavirus Disease-2019 (COVID-19), although some have been tried.', 'We will include randomised controlled trials evaluating the effect of chloroquine and hydroxychloroquine - as monotherapy or in combination with other drugs - versus placebo or no treatment in patients with COVID-19.', 'Abstract Background Chloroquine and hydroxychloroquine have been found to be efficient on SARS-CoV-2, and reported to be efficient in Chinese COV-19 patients.', 'Recent clinical trials carried out in China has found a promising therapeutic application of chloroquine and hydroxychloroquine for COVID-19.', 'Randomised trials evaluating chloroquine and hydroxychloroquine in infections caused by other coronaviruses, such as MERS-CoV and SARS-CoV, and non-randomised studies in COVID-19 will be searched in case no direct evidence from randomised trials is found, or if the direct evidence provides low- or very low-certainty for critical outcomes.', 'At present, no pharmacological treatment is known to treat this condition, and there is a need to review the available treatments.', 'All the articles mentioned about the role of chloroquine and /or hydroxychloroquine in limiting the infection with SARS-CoV-2 (the virus causing COVID-19).', 'Objective: While there have been studies to describe the role of chloroquine and hydroxychloroquine in various viral conditions, there is limited information about the use of them in COVID-19.']</text:p>
      <text:p text:style-name="P4"/>
      <text:p text:style-name="P4">QUESTION 29</text:p>
      <text:p text:style-name="P4"/>
      <text:p text:style-name="P4">Enter question number : 29</text:p>
      <text:p text:style-name="P4">j9armxm9 <text:s/>: 0.021286753010466206 <text:s/></text:p>
      <text:p text:style-name="P4">vbayngh0 <text:s/>: 0.02112826826378759 <text:s/></text:p>
      <text:p text:style-name="P4">jbtrdvhe <text:s/>: 0.020431136580056165 <text:s/></text:p>
      <text:p text:style-name="P4">wl121lg4 <text:s/>: 0.020392600766402546 <text:s/></text:p>
      <text:p text:style-name="P4">38d6gb7o <text:s/>: 0.01997618921814566 <text:s/></text:p>
      <text:p text:style-name="P4">b31ctbat <text:s/>: 0.019903117946000883 <text:s/></text:p>
      <text:p text:style-name="P4">3pxc5wot <text:s/>: 0.019139984135858597 <text:s/></text:p>
      <text:p text:style-name="P4">n2tckfjq <text:s/>: 0.019040032611435314 <text:s/></text:p>
      <text:p text:style-name="P4">wx7nheay <text:s/>: 0.019022876763240687 <text:s/></text:p>
      <text:p text:style-name="P4">qmg58cgr <text:s/>: 0.019013649875989774 <text:s/></text:p>
      <text:p text:style-name="P4">5 <text:s/>: 0.016383132868226284 <text:s/></text:p>
      <text:p text:style-name="P4">43 <text:s/>: 0.015103460233144878 <text:s/></text:p>
      <text:p text:style-name="P4">28 <text:s/>: 0.01400208676150054 <text:s/></text:p>
      <text:p text:style-name="P4">23 <text:s/>: 0.013956368516794897 <text:s/></text:p>
      <text:p text:style-name="P4">73 <text:s/>: 0.013844448566136985 <text:s/></text:p>
      <text:p text:style-name="P4">8 <text:s/>: 0.01365006441388294 <text:s/></text:p>
      <text:p text:style-name="P4">60 <text:s/>: 0.013267311493637659 <text:s/></text:p>
      <text:p text:style-name="P4">67 <text:s/>: 0.013267311493637659 <text:s/></text:p>
      <text:p text:style-name="P4">57 <text:s/>: 0.013214489423523138 <text:s/></text:p>
      <text:p text:style-name="P4">19 <text:s/>: 0.012955816353720657 <text:s/></text:p>
      <text:p text:style-name="P4">29 <text:s/>: 0.012792030751513226 <text:s/></text:p>
      <text:p text:style-name="P4">30 <text:s/>: 0.012753318009660279 <text:s/></text:p>
      <text:p text:style-name="P4">86 <text:s/>: 0.012668875609240536 <text:s/></text:p>
      <text:p text:style-name="P4">21 <text:s/>: 0.012575095116031665 <text:s/></text:p>
      <text:p text:style-name="P4">26 <text:s/>: 0.01255755197248034 <text:s/></text:p>
      <text:p text:style-name="P4">15 <text:s/>: 0.012502335842032582 <text:s/></text:p>
      <text:p text:style-name="P4"><text:soft-page-break/>58 <text:s/>: 0.012496203683618626 <text:s/></text:p>
      <text:p text:style-name="P4">65 <text:s/>: 0.012496203683618626 <text:s/></text:p>
      <text:p text:style-name="P4">25 <text:s/>: 0.012423229314036787 <text:s/></text:p>
      <text:p text:style-name="P4">1 <text:s/>: 0.01233570345204622 <text:s/></text:p>
      <text:p text:style-name="P4">['Here, the SARS-CoV-2 proteome array reveals that antibodies commercially available for SARS-CoV-1 proteins can also target SARS-CoV-2 proteins.', 'This study will provide new lead compounds and targets for further in vitro and in vivo studies of SARS-CoV-2, new insights for those drugs currently ongoing clinical studies, and also possible new strategies for drug repositioning to treat SARS-CoV-2 infections.', 'In this minireview, we provide a brief introduction of the general features of SARS-CoV-2 and discuss current knowledge of molecular immune pathogenesis, diagnosis and treatment of COVID-19 on the base of the present understanding of SARS-CoV and MERS-CoV infections, which may be helpful in offering novel insights and potential therapeutic targets for combating the SARS-CoV-2 infection.', 'However, there are no clinically approved vaccines or specific therapeutic drugs available for COVID-19.', 'In order to rapidly discover lead compounds for clinical use, we initiated a program of combined structure-assisted drug design, virtual drug screening and high-throughput screening to identify new drug leads that target the COVID-19 virus main protease (Mpro).', 'Such epitope biomarkers provide insight into the immune response to COVID-19 and are potential targets for COVID-19 diagnosis and vaccine development.', 'The rational selection of these drugs could be made by testing their ability to inhibit any SARS-CoV-2 proteins essential for viral life-cycle.', 'The rational selection of these drugs could be made by testing their ability to inhibit any SARS-CoV-2 proteins essential for viral life-cycle.', 'https://doi.org/10.26434/chemrxiv.11860011.v2 The cases of 2019 novel coronavirus (SARS-CoV-2) infection have been continuously increasing ever since its outbreak in China last December.', 'Our results reveal important commonalities between SARS-CoV-2 and SARS-CoV infection and identify a potential target for antiviral intervention.', 'An outbreak of the novel coronavirus SARS-CoV-2, the causative agent of COVID-19 respiratory disease, has infected over 290,000 people since the end of 2019, killed over 12,000, and caused worldwide social and economic disruption.', 'There are currently no antiviral drugs with proven efficacy nor are there vaccines for its prevention.', 'These compounds can be used as potential candidates for researchers in their development of drugs against SARS-CoV-2.', 'COVID-19 is caused by a novel coronavirus, named severe acute respiratory syndrome coronavirus 2 (SARS-CoV-2) [previously provisionally known as 2019 novel coronavirus (2019-nCoV)].', 'Abstract Coronavirus disease 2019 (COVID-19) is a kind of viral pneumonia with an unusual outbreak in Wuhan, China, in December 2019, which is caused by severe acute respiratory syndrome coronavirus 2 (SARS-CoV-2).', 'Unravelling which cellular factors are used by SARS-CoV-2 for entry might provide insights into viral transmission and reveal therapeutic targets.', 'Currently, there are no approved drugs to treat the infection.', 'Currently, there are no approved drugs to treat the infection.', 'Hence, this review will focus on recent progress regarding the structure of SARS-CoV-2 and the characteristics of COVID-19, such as the aetiology, pathogenesis and epidemiological characteristics.', 'Understanding the humoral antibody response to SARS-CoV-2 proteins may help identify biomarkers that can be used to detect and treat COVID-19 infection.']</text:p>
      <text:p text:style-name="P4"/>
      <text:p text:style-name="P4">QUESTION 30</text:p>
      <text:p text:style-name="P4"/>
      <text:p text:style-name="P4">Enter question number : 30</text:p>
      <text:p text:style-name="P4">pth2d40p <text:s/>: 0.0805654405092282 <text:s/></text:p>
      <text:p text:style-name="P4">j8n06hzx <text:s/>: 0.07074966583713514 <text:s/></text:p>
      <text:p text:style-name="P4">ptnmtvzj <text:s/>: 0.06839450270352153 <text:s/></text:p>
      <text:p text:style-name="P4">u7zxlgxz <text:s/>: 0.06831873181453177 <text:s/></text:p>
      <text:p text:style-name="P4">vxqdfiel <text:s/>: 0.0678843620080897 <text:s/></text:p>
      <text:p text:style-name="P4">8ruux4sw <text:s/>: 0.06647181491896009 <text:s/></text:p>
      <text:p text:style-name="P4">95fc828i <text:s/>: 0.06537249419891648 <text:s/></text:p>
      <text:p text:style-name="P4"><text:soft-page-break/>b518n9dx <text:s/>: 0.06000283893772009 <text:s/></text:p>
      <text:p text:style-name="P4">4r0t3q7j <text:s/>: 0.05804166500447383 <text:s/></text:p>
      <text:p text:style-name="P4">3pxc5wot <text:s/>: 0.05798596467112139 <text:s/></text:p>
      <text:p text:style-name="P4">40 <text:s/>: 0.01586369119535881 <text:s/></text:p>
      <text:p text:style-name="P4">51 <text:s/>: 0.014715380351247632 <text:s/></text:p>
      <text:p text:style-name="P4">14 <text:s/>: 0.014540629919173069 <text:s/></text:p>
      <text:p text:style-name="P4">8 <text:s/>: 0.0142861871701429 <text:s/></text:p>
      <text:p text:style-name="P4">0 <text:s/>: 0.014232310893043689 <text:s/></text:p>
      <text:p text:style-name="P4">30 <text:s/>: 0.013812576105650424 <text:s/></text:p>
      <text:p text:style-name="P4">44 <text:s/>: 0.013685467259141664 <text:s/></text:p>
      <text:p text:style-name="P4">47 <text:s/>: 0.013409780416208394 <text:s/></text:p>
      <text:p text:style-name="P4">2 <text:s/>: 0.013288889595004265 <text:s/></text:p>
      <text:p text:style-name="P4">37 <text:s/>: 0.013276865180782168 <text:s/></text:p>
      <text:p text:style-name="P4">53 <text:s/>: 0.013124206736283284 <text:s/></text:p>
      <text:p text:style-name="P4">81 <text:s/>: 0.01286545318030729 <text:s/></text:p>
      <text:p text:style-name="P4">25 <text:s/>: 0.012838658593362381 <text:s/></text:p>
      <text:p text:style-name="P4">15 <text:s/>: 0.012751269780807394 <text:s/></text:p>
      <text:p text:style-name="P4">28 <text:s/>: 0.012748748795565729 <text:s/></text:p>
      <text:p text:style-name="P4">45 <text:s/>: 0.012671391888844835 <text:s/></text:p>
      <text:p text:style-name="P4">62 <text:s/>: 0.01267117553955735 <text:s/></text:p>
      <text:p text:style-name="P4">34 <text:s/>: 0.012609277907944322 <text:s/></text:p>
      <text:p text:style-name="P4">10 <text:s/>: 0.012575249513134865 <text:s/></text:p>
      <text:p text:style-name="P4">13 <text:s/>: 0.012572088227268822 <text:s/></text:p>
      <text:p text:style-name="P4">['In addition, registered trials investigating treatment options for COVID-19 infection are listed.', 'The SARS-CoV-2 virus emerged in December 2019 and then spread rapidly worldwide, particularly to China, Japan, and South Korea.', 'A large-scale study investigating the clinical efficacy of remdesivir (200 mg on day 1, followed by 100 mg once daily) is on-going.', 'To date, effective treatment is lacking; however, clinical trials investigating the efficacy of several agents, including remdesivir and chloroquine, are underway in China.', 'Since the emergence of coronavirus disease 2019 (COVID-19) (formerly known as the 2019 novel coronavirus [2019-nCoV]) in Wuhan, China in December 2019, which is caused by severe acute respiratory syndrome coronavirus 2 (SARS-CoV-2), more than 75,000 cases have been reported in 32 countries/regions, resulting in more than 2,000 deaths worldwide.', 'Of the 40 studies reporting mortality rates in hospitalized SARS or MERS patients, one cohort study (MERS) and one retrospective study (SARS) found a statistically significant increase in the mortality rate for patients treated with ribavirin.', 'WHO has named the novel coronavirus disease as COVID-19.', 'The eligibility criteria for the retrieved studies were: contain a clinicaltrials.gov base identifier number; describe the number of participants and the period for the study; describe the participantsÃ¢â‚¬â„¢ clinical conditions; and utilize interventions with medicines already studied or approved for any other disease in patients infected with the novel coronavirus SARS-CoV-2 (2019-nCoV).', 'The COVID-19 can present as an asymptomatic carrier state, acute respiratory disease, and pneumonia.', 'Early diagnosis, quarantine, and supportive treatments are essential to cure patients.', 'Several drugs such as chloroquine, arbidol, remdesivir, and favipiravir are currently undergoing clinical studies to test their efficacy and safety in the treatment of coronavirus disease 2019 (COVID-19) in China; some promising results have been achieved thus far.', 'Key findings The results suggest the effectiveness of Ribavirin, Remdesivir, Sofosbuvir, Galidesivir, and Tenofovir as potent drugs against SARS-CoV-2 since they tightly bind to its RdRp.', 'The most common treatment was ribavirin (n=41), followed by oseltamivir (n=10) and the combination of lopinavir/ritonavir (n=7).', 'The other excellent anti-influenza RdRp inhibitor favipiravir is also being clinically evaluated for its efficacy in COVID-19 patients.', 'One trial found that ribavirin prophylactic treatment statistically significantly reduced risk of MERS infection in people who had been exposed to the virus.', 'More than 80 clinical trials have been launched to test coronavirus treatment, including some drug <text:soft-page-break/>repurposing or repositioning for COVID-19.', 'Abstract The novel coronavirus infection that initially found at the end of 2019 has attracted great attention.', 'Abstract In December 2019, the outbreak of the novel coronavirus disease (COVID-19) in China spread worldwide, becoming an emergency of major international concern.', 'Abstract An outbreak related to the severe acute respiratory syndrome coronavirus 2 (SARS-CoV-2) was first reported in Wuhan, China in December 2019.', 'Remdesivir is considered the most promising antiviral agent; it works by inhibiting the activity of RNA-dependent RNA polymerase (RdR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17:07:15.805789705</meta:creation-date>
    <dc:date>2020-06-22T22:04:02.178663032</dc:date>
    <meta:editing-duration>PT3H45M23S</meta:editing-duration>
    <meta:editing-cycles>4</meta:editing-cycles>
    <meta:generator>LibreOffice/6.0.7.3$Linux_X86_64 LibreOffice_project/00m0$Build-3</meta:generator>
    <meta:document-statistic meta:table-count="0" meta:image-count="0" meta:object-count="0" meta:page-count="42" meta:paragraph-count="980" meta:word-count="17943" meta:character-count="133182" meta:non-whitespace-character-count="113547"/>
  </office:meta>
</office:document-meta>
</file>